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Nimbus Roman No9 L" svg:font-family="Nimbus Roman No9 L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8">
      <text:list-level-style-number text:level="1" text:style-name="WW_CharLFO458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9">
      <text:list-level-style-number text:level="1" text:style-name="WW_CharLFO459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0">
      <text:list-level-style-number text:level="1" text:style-name="WW_CharLFO46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titulo_capa2" style:family="paragraph">
      <style:paragraph-properties fo:text-align="justify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paragraph-properties fo:text-align="center" fo:margin-left="-0.3777in">
        <style:tab-stops/>
      </style:paragraph-properties>
    </style:style>
    <style:style style:name="P28" style:parent-style-name="Standard" style:family="paragraph">
      <style:paragraph-properties fo:text-align="center" fo:text-indent="-0.375in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size="12pt" style:font-size-asian="12pt"/>
    </style:style>
    <style:style style:name="P31" style:parent-style-name="Standard" style:family="paragraph">
      <style:paragraph-properties fo:text-align="center" fo:text-indent="-0.375in"/>
    </style:style>
    <style:style style:name="P32" style:parent-style-name="Standard" style:family="paragraph">
      <style:paragraph-properties fo:text-align="center" fo:text-indent="-0.375in"/>
    </style:style>
    <style:style style:name="P33" style:parent-style-name="Standard" style:family="paragraph">
      <style:paragraph-properties fo:text-align="center" fo:text-indent="-0.375in"/>
    </style:style>
    <style:style style:name="P34" style:parent-style-name="Standard" style:family="paragraph">
      <style:paragraph-properties fo:text-align="center" fo:text-indent="-0.375in"/>
    </style:style>
    <style:style style:name="P35" style:parent-style-name="Standard" style:family="paragraph">
      <style:paragraph-properties fo:text-align="center" fo:text-indent="-0.375in"/>
    </style:style>
    <style:style style:name="P36" style:parent-style-name="Standard" style:family="paragraph">
      <style:paragraph-properties fo:text-align="center" fo:text-indent="-0.375in"/>
    </style:style>
    <style:style style:name="P37" style:parent-style-name="Standard" style:family="paragraph">
      <style:paragraph-properties fo:text-align="center" fo:text-indent="-0.375in"/>
    </style:style>
    <style:style style:name="P38" style:parent-style-name="Standard" style:family="paragraph">
      <style:paragraph-properties fo:text-align="center" fo:text-indent="-0.375in"/>
    </style:style>
    <style:style style:name="P39" style:parent-style-name="Standard" style:family="paragraph">
      <style:paragraph-properties fo:text-align="center" fo:text-indent="-0.375in"/>
    </style:style>
    <style:style style:name="P40" style:parent-style-name="Standard" style:family="paragraph">
      <style:paragraph-properties fo:text-align="center" fo:text-indent="-0.375in"/>
    </style:style>
    <style:style style:name="P41" style:parent-style-name="Standard" style:family="paragraph">
      <style:paragraph-properties fo:text-align="center" fo:text-indent="-0.375in"/>
    </style:style>
    <style:style style:name="P42" style:parent-style-name="Standard" style:family="paragraph">
      <style:paragraph-properties fo:text-align="center" fo:text-indent="-0.375in"/>
    </style:style>
    <style:style style:name="P43" style:parent-style-name="Standard" style:family="paragraph">
      <style:paragraph-properties fo:text-align="center" fo:text-indent="-0.375in"/>
    </style:style>
    <style:style style:name="P44" style:parent-style-name="Standard" style:family="paragraph">
      <style:paragraph-properties fo:text-align="center" fo:text-indent="-0.375in"/>
    </style:style>
    <style:style style:name="P45" style:parent-style-name="Standard" style:family="paragraph">
      <style:paragraph-properties fo:text-align="center" fo:text-indent="-0.375in"/>
    </style:style>
    <style:style style:name="P46" style:parent-style-name="Standard" style:family="paragraph">
      <style:paragraph-properties fo:text-align="center" fo:text-indent="-0.375in"/>
    </style:style>
    <style:style style:name="P47" style:parent-style-name="Standard" style:family="paragraph">
      <style:paragraph-properties fo:text-align="center" fo:text-indent="-0.375in"/>
    </style:style>
    <style:style style:name="P48" style:parent-style-name="Standard" style:family="paragraph">
      <style:paragraph-properties fo:text-align="center" fo:text-indent="-0.375in"/>
    </style:style>
    <style:style style:name="P49" style:parent-style-name="Standard" style:family="paragraph">
      <style:paragraph-properties fo:text-align="center" fo:text-indent="-0.375in"/>
    </style:style>
    <style:style style:name="P50" style:parent-style-name="Standard" style:family="paragraph">
      <style:paragraph-properties fo:text-align="center" fo:text-indent="-0.375in"/>
    </style:style>
    <style:style style:name="P51" style:parent-style-name="Standard" style:family="paragraph">
      <style:paragraph-properties fo:text-align="center" fo:text-indent="-0.375in"/>
    </style:style>
    <style:style style:name="P52" style:parent-style-name="Standard" style:family="paragraph">
      <style:paragraph-properties fo:text-align="center" fo:text-indent="-0.375in"/>
    </style:style>
    <style:style style:name="P53" style:parent-style-name="Standard" style:family="paragraph">
      <style:paragraph-properties fo:text-align="center" fo:text-indent="-0.375in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margin-top="0.0833in"/>
    </style:style>
    <style:style style:name="P56" style:parent-style-name="PSC-TituloCentral" style:master-page-name="MP1" style:family="paragraph">
      <style:paragraph-properties fo:break-before="page"/>
    </style:style>
    <style:style style:name="TableColumn67" style:family="table-column">
      <style:table-column-properties style:column-width="0.7326in" style:use-optimal-column-width="false"/>
    </style:style>
    <style:style style:name="TableColumn68" style:family="table-column">
      <style:table-column-properties style:column-width="0.8423in" style:use-optimal-column-width="false"/>
    </style:style>
    <style:style style:name="TableColumn69" style:family="table-column">
      <style:table-column-properties style:column-width="3.4944in" style:use-optimal-column-width="false"/>
    </style:style>
    <style:style style:name="TableColumn70" style:family="table-column">
      <style:table-column-properties style:column-width="1.5104in" style:use-optimal-column-width="false"/>
    </style:style>
    <style:style style:name="Table66" style:family="table">
      <style:table-properties style:width="6.5798in" fo:margin-left="0.068in" table:align="lef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3" style:parent-style-name="PSC_Tabela_Cabecalho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5" style:parent-style-name="PSC_Tabela_Cabecalho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7" style:parent-style-name="PSC_Tabela_Cabecalho" style:family="paragraph">
      <style:paragraph-properties style:snap-to-layout-grid="false"/>
    </style:style>
    <style:style style:name="TableCell78" style:family="table-cell">
      <style:table-cell-properties fo:border="0.0069in solid #000000" fo:background-color="#DFDFDF" fo:padding-top="0in" fo:padding-left="0.075in" fo:padding-bottom="0in" fo:padding-right="0.075in"/>
    </style:style>
    <style:style style:name="P79" style:parent-style-name="PSC_Tabela_Cabecalho" style:family="paragraph">
      <style:paragraph-properties style:snap-to-layout-grid="false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Textbody" style:family="paragraph">
      <style:paragraph-properties fo:margin-bottom="0in"/>
      <style:text-properties style:font-weight-complex="bold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Textbody" style:family="paragraph">
      <style:paragraph-properties fo:margin-bottom="0in">
        <style:tab-stops>
          <style:tab-stop style:type="right" style:leader-style="dotted" style:leader-text="." style:position="6.2979in"/>
        </style:tab-stops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P115" style:parent-style-name="Standard" style:family="paragraph">
      <style:paragraph-properties fo:break-before="page"/>
      <style:text-properties style:font-name="Verdana" fo:font-weight="bold" style:font-weight-asian="bold"/>
    </style:style>
    <style:style style:name="P116" style:parent-style-name="Standard" style:family="paragraph">
      <style:text-properties style:font-name="Verdana" fo:font-weight="bold" style:font-weight-asian="bold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5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6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P147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8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5" style:parent-style-name="Fonteparág.padrão" style:family="text">
      <style:text-properties fo:font-weight="bold" style:font-weight-asian="bold"/>
    </style:style>
    <style:style style:name="P156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7" style:parent-style-name="Fonteparág.padrão" style:family="text">
      <style:text-properties fo:font-weight="bold" style:font-weight-asian="bold"/>
    </style:style>
    <style:style style:name="P158" style:parent-style-name="Standard" style:family="paragraph">
      <style:paragraph-properties fo:margin-bottom="0.1666in"/>
    </style:style>
    <style:style style:name="TableColumn160" style:family="table-column">
      <style:table-column-properties style:column-width="1.7722in" style:use-optimal-column-width="false"/>
    </style:style>
    <style:style style:name="TableColumn161" style:family="table-column">
      <style:table-column-properties style:column-width="4.5347in" style:use-optimal-column-width="false"/>
    </style:style>
    <style:style style:name="Table159" style:family="table">
      <style:table-properties style:width="6.3069in" fo:margin-left="0.06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164" style:parent-style-name="PSC_Tabela_Cabecalho" style:family="paragraph">
      <style:paragraph-properties style:snap-to-layout-grid="false"/>
    </style:style>
    <style:style style:name="TableCell165" style:family="table-cell">
      <style:table-cell-properties fo:border="0.0069in solid #000000" fo:background-color="#E5E5E5" fo:padding-top="0in" fo:padding-left="0.075in" fo:padding-bottom="0in" fo:padding-right="0.075in"/>
    </style:style>
    <style:style style:name="P166" style:parent-style-name="PSC_Tabela_Cabecalho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style:font-size-complex="11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olumn238" style:family="table-column">
      <style:table-column-properties style:column-width="6.4555in" style:use-optimal-column-width="false"/>
    </style:style>
    <style:style style:name="Table237" style:family="table">
      <style:table-properties style:width="6.4555in" fo:margin-left="-0.078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olumn243" style:family="table-column">
      <style:table-column-properties style:column-width="1.7722in" style:use-optimal-column-width="false"/>
    </style:style>
    <style:style style:name="TableColumn244" style:family="table-column">
      <style:table-column-properties style:column-width="4.5347in" style:use-optimal-column-width="false"/>
    </style:style>
    <style:style style:name="Table242" style:family="table">
      <style:table-properties style:width="6.3069in" fo:margin-left="0.068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247" style:parent-style-name="PSC_Tabela_Cabecalho" style:family="paragraph">
      <style:paragraph-properties style:snap-to-layout-grid="false"/>
    </style:style>
    <style:style style:name="TableCell248" style:family="table-cell">
      <style:table-cell-properties fo:border="0.0069in solid #000000" fo:background-color="#E5E5E5" fo:padding-top="0in" fo:padding-left="0.075in" fo:padding-bottom="0in" fo:padding-right="0.075in"/>
    </style:style>
    <style:style style:name="P249" style:parent-style-name="PSC_Tabela_Cabecalho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Textbody" style:family="paragraph">
      <style:text-properties fo:font-weight="bold" style:font-weight-asian="bold" fo:font-size="12pt" style:font-size-asian="12pt"/>
    </style:style>
    <style:style style:name="P270" style:parent-style-name="Textbody" style:list-style-name="LFO428" style:family="paragraph"/>
    <style:style style:name="P271" style:parent-style-name="Textbody" style:list-style-name="LFO428" style:family="paragraph"/>
    <style:style style:name="P272" style:parent-style-name="Textbody" style:list-style-name="LFO428" style:family="paragraph"/>
    <style:style style:name="P273" style:parent-style-name="Textbody" style:list-style-name="LFO428" style:family="paragraph"/>
    <style:style style:name="P274" style:parent-style-name="Textbody" style:list-style-name="LFO428" style:family="paragraph"/>
    <style:style style:name="P275" style:parent-style-name="Textbody" style:family="paragraph">
      <style:paragraph-properties fo:margin-left="0.4909in">
        <style:tab-stops/>
      </style:paragraph-properties>
    </style:style>
    <style:style style:name="T276" style:parent-style-name="Fonteparág.padrão" style:family="text">
      <style:text-properties fo:font-weight="bold" style:font-weight-asian="bold" fo:font-size="12pt" style:font-size-asian="12pt"/>
    </style:style>
    <style:style style:name="T277" style:parent-style-name="Fonteparág.padrão" style:family="text">
      <style:text-properties fo:font-weight="bold" style:font-weight-asian="bold" fo:font-size="12pt" style:font-size-asian="12pt"/>
    </style:style>
    <style:style style:name="T278" style:parent-style-name="Fonteparág.padrão" style:family="text">
      <style:text-properties fo:font-weight="bold" style:font-weight-asian="bold"/>
    </style:style>
    <style:style style:name="T279" style:parent-style-name="Fonteparág.padrão" style:family="text">
      <style:text-properties fo:font-weight="bold" style:font-weight-asian="bold"/>
    </style:style>
    <style:style style:name="P280" style:parent-style-name="Textbody" style:list-style-name="LFO429" style:family="paragraph"/>
    <style:style style:name="P281" style:parent-style-name="Textbody" style:list-style-name="LFO429" style:family="paragraph"/>
    <style:style style:name="T282" style:parent-style-name="Fonteparág.padrão" style:family="text">
      <style:text-properties style:font-name="Times New Roman" fo:font-size="10.5pt" style:font-size-asian="10.5pt" style:font-size-complex="10.5pt"/>
    </style:style>
    <style:style style:name="P283" style:parent-style-name="Textbody" style:family="paragraph">
      <style:text-properties style:font-name="Times New Roman"/>
    </style:style>
    <style:style style:name="T284" style:parent-style-name="Fonteparág.padrão" style:family="text">
      <style:text-properties fo:font-weight="bold" style:font-weight-asian="bold"/>
    </style:style>
    <style:style style:name="T285" style:parent-style-name="Fonteparág.padrão" style:family="text">
      <style:text-properties fo:font-weight="bold" style:font-weight-asian="bold"/>
    </style:style>
    <style:style style:name="P286" style:parent-style-name="Textbody" style:list-style-name="LFO430" style:family="paragraph"/>
    <style:style style:name="P287" style:parent-style-name="Textbody" style:list-style-name="LFO429" style:family="paragraph"/>
    <style:style style:name="T288" style:parent-style-name="Fonteparág.padrão" style:family="text">
      <style:text-properties style:font-name="Times New Roman" fo:font-size="10.5pt" style:font-size-asian="10.5pt" style:font-size-complex="10.5pt"/>
    </style:style>
    <style:style style:name="T289" style:parent-style-name="Fonteparág.padrão" style:family="text">
      <style:text-properties style:font-name="Times New Roman" fo:font-size="10.5pt" style:font-size-asian="10.5pt" style:font-size-complex="10.5pt"/>
    </style:style>
    <style:style style:name="P290" style:parent-style-name="Textbody" style:family="paragraph">
      <style:text-properties style:font-name="Times New Roman" fo:font-size="10.5pt" style:font-size-asian="10.5pt" style:font-size-complex="10.5pt"/>
    </style:style>
    <style:style style:name="T291" style:parent-style-name="Fonteparág.padrão" style:family="text">
      <style:text-properties fo:font-weight="bold" style:font-weight-asian="bold"/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T294" style:parent-style-name="Fonteparág.padrão" style:family="text">
      <style:text-properties fo:font-weight="bold" style:font-weight-asian="bold"/>
    </style:style>
    <style:style style:name="P295" style:parent-style-name="Textbody" style:family="paragraph">
      <style:text-properties fo:font-weight="bold" style:font-weight-asian="bold" fo:font-size="12pt" style:font-size-asian="12pt"/>
    </style:style>
    <style:style style:name="P296" style:parent-style-name="Textbody" style:list-style-name="LFO431" style:family="paragraph"/>
    <style:style style:name="P297" style:parent-style-name="Textbody" style:list-style-name="LFO428" style:family="paragraph"/>
    <style:style style:name="P298" style:parent-style-name="Textbody" style:list-style-name="LFO428" style:family="paragraph"/>
    <style:style style:name="P299" style:parent-style-name="Textbody" style:list-style-name="LFO428" style:family="paragraph"/>
    <style:style style:name="P300" style:parent-style-name="Textbody" style:list-style-name="LFO428" style:family="paragraph"/>
    <style:style style:name="P301" style:parent-style-name="Textbody" style:family="paragraph">
      <style:text-properties fo:font-weight="bold" style:font-weight-asian="bold" fo:color="#FF0000" fo:font-size="12pt" style:font-size-asian="12pt"/>
    </style:style>
    <style:style style:name="P302" style:parent-style-name="Textbody" style:list-style-name="LFO432" style:family="paragraph">
      <style:paragraph-properties fo:margin-left="0.2958in">
        <style:tab-stops/>
      </style:paragraph-properties>
    </style:style>
    <style:style style:name="T303" style:parent-style-name="Fonteparág.padrão" style:family="text">
      <style:text-properties fo:color="#FF0000"/>
    </style:style>
    <style:style style:name="P304" style:parent-style-name="Textbody" style:family="paragraph">
      <style:text-properties fo:font-weight="bold" style:font-weight-asian="bold" fo:font-size="12pt" style:font-size-asian="12pt"/>
    </style:style>
    <style:style style:name="T305" style:parent-style-name="Fonteparág.padrão" style:family="text">
      <style:text-properties fo:font-weight="bold" style:font-weight-asian="bold" fo:font-size="12pt" style:font-size-asian="12pt"/>
    </style:style>
    <style:style style:name="T306" style:parent-style-name="Fonteparág.padrão" style:family="text">
      <style:text-properties fo:font-weight="bold" style:font-weight-asian="bold" fo:font-size="12pt" style:font-size-asian="12pt"/>
    </style:style>
    <style:style style:name="T307" style:parent-style-name="Fonteparág.padrão" style:family="text">
      <style:text-properties fo:font-weight="bold" style:font-weight-asian="bold"/>
    </style:style>
    <style:style style:name="T308" style:parent-style-name="Fonteparág.padrão" style:family="text">
      <style:text-properties fo:font-weight="bold" style:font-weight-asian="bold"/>
    </style:style>
    <style:style style:name="P309" style:parent-style-name="Textbody" style:list-style-name="LFO433" style:family="paragraph"/>
    <style:style style:name="P310" style:parent-style-name="Textbody" style:list-style-name="LFO433" style:family="paragraph"/>
    <style:style style:name="T311" style:parent-style-name="Fonteparág.padrão" style:family="text">
      <style:text-properties style:font-name="Times New Roman" fo:font-size="10.5pt" style:font-size-asian="10.5pt" style:font-size-complex="10.5pt"/>
    </style:style>
    <style:style style:name="T312" style:parent-style-name="Fonteparág.padrão" style:family="text">
      <style:text-properties fo:font-weight="bold" style:font-weight-asian="bold"/>
    </style:style>
    <style:style style:name="T313" style:parent-style-name="Fonteparág.padrão" style:family="text">
      <style:text-properties fo:font-weight="bold" style:font-weight-asian="bold"/>
    </style:style>
    <style:style style:name="P314" style:parent-style-name="Textbody" style:list-style-name="LFO434" style:family="paragraph"/>
    <style:style style:name="P315" style:parent-style-name="Textbody" style:list-style-name="LFO434" style:family="paragraph"/>
    <style:style style:name="T316" style:parent-style-name="Fonteparág.padrão" style:family="text">
      <style:text-properties style:font-name="Times New Roman" fo:font-size="10.5pt" style:font-size-asian="10.5pt" style:font-size-complex="10.5pt"/>
    </style:style>
    <style:style style:name="T317" style:parent-style-name="Fonteparág.padrão" style:family="text">
      <style:text-properties style:font-name="Times New Roman" fo:font-size="10.5pt" style:font-size-asian="10.5pt" style:font-size-complex="10.5pt"/>
    </style:style>
    <style:style style:name="P318" style:parent-style-name="Textbody" style:family="paragraph">
      <style:paragraph-properties fo:margin-left="0.4909in">
        <style:tab-stops/>
      </style:paragraph-properties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fo:font-weight="bold" style:font-weight-asian="bold"/>
    </style:style>
    <style:style style:name="T321" style:parent-style-name="Fonteparág.padrão" style:family="text">
      <style:text-properties fo:font-weight="bold" style:font-weight-asian="bold"/>
    </style:style>
    <style:style style:name="T322" style:parent-style-name="Fonteparág.padrão" style:family="text">
      <style:text-properties fo:font-weight="bold" style:font-weight-asian="bold"/>
    </style:style>
    <style:style style:name="P323" style:parent-style-name="Textbody" style:family="paragraph">
      <style:text-properties fo:font-weight="bold" style:font-weight-asian="bold" fo:font-size="12pt" style:font-size-asian="12pt"/>
    </style:style>
    <style:style style:name="P324" style:parent-style-name="Textbody" style:list-style-name="LFO435" style:family="paragraph"/>
    <style:style style:name="P325" style:parent-style-name="Textbody" style:list-style-name="LFO428" style:family="paragraph"/>
    <style:style style:name="P326" style:parent-style-name="Textbody" style:list-style-name="LFO428" style:family="paragraph"/>
    <style:style style:name="P327" style:parent-style-name="Textbody" style:list-style-name="LFO428" style:family="paragraph"/>
    <style:style style:name="P328" style:parent-style-name="Textbody" style:family="paragraph">
      <style:paragraph-properties fo:margin-left="0.4909in">
        <style:tab-stops/>
      </style:paragraph-properties>
    </style:style>
    <style:style style:name="P329" style:parent-style-name="Textbody" style:family="paragraph">
      <style:text-properties fo:font-weight="bold" style:font-weight-asian="bold" fo:font-size="12pt" style:font-size-asian="12pt"/>
    </style:style>
    <style:style style:name="P330" style:parent-style-name="Textbody" style:list-style-name="LFO436" style:family="paragraph">
      <style:paragraph-properties fo:margin-left="0.2958in">
        <style:tab-stops/>
      </style:paragraph-properties>
    </style:style>
    <style:style style:name="P331" style:parent-style-name="Textbody" style:family="paragraph">
      <style:paragraph-properties fo:margin-left="0.2958in">
        <style:tab-stops/>
      </style:paragraph-properties>
    </style:style>
    <style:style style:name="T332" style:parent-style-name="Fonteparág.padrão" style:family="text">
      <style:text-properties fo:font-weight="bold" style:font-weight-asian="bold" fo:font-size="12pt" style:font-size-asian="12pt"/>
    </style:style>
    <style:style style:name="T333" style:parent-style-name="Fonteparág.padrão" style:family="text">
      <style:text-properties fo:font-weight="bold" style:font-weight-asian="bold" fo:font-size="12pt" style:font-size-asian="12pt"/>
    </style:style>
    <style:style style:name="T334" style:parent-style-name="Fonteparág.padrão" style:family="text">
      <style:text-properties fo:font-weight="bold" style:font-weight-asian="bold"/>
    </style:style>
    <style:style style:name="T335" style:parent-style-name="Fonteparág.padrão" style:family="text">
      <style:text-properties fo:font-weight="bold" style:font-weight-asian="bold"/>
    </style:style>
    <style:style style:name="P336" style:parent-style-name="Textbody" style:list-style-name="LFO437" style:family="paragraph"/>
    <style:style style:name="P337" style:parent-style-name="Textbody" style:list-style-name="LFO437" style:family="paragraph"/>
    <style:style style:name="T338" style:parent-style-name="Fonteparág.padrão" style:family="text">
      <style:text-properties style:font-name="Times New Roman" fo:font-size="10.5pt" style:font-size-asian="10.5pt" style:font-size-complex="10.5pt"/>
    </style:style>
    <style:style style:name="P339" style:parent-style-name="Textbody" style:family="paragraph">
      <style:text-properties style:font-name="Times New Roman"/>
    </style:style>
    <style:style style:name="T340" style:parent-style-name="Fonteparág.padrão" style:family="text">
      <style:text-properties fo:font-weight="bold" style:font-weight-asian="bold"/>
    </style:style>
    <style:style style:name="T341" style:parent-style-name="Fonteparág.padrão" style:family="text">
      <style:text-properties fo:font-weight="bold" style:font-weight-asian="bold"/>
    </style:style>
    <style:style style:name="P342" style:parent-style-name="Textbody" style:list-style-name="LFO438" style:family="paragraph"/>
    <style:style style:name="P343" style:parent-style-name="Textbody" style:list-style-name="LFO437" style:family="paragraph"/>
    <style:style style:name="T344" style:parent-style-name="Fonteparág.padrão" style:family="text">
      <style:text-properties style:font-name="Times New Roman" fo:font-size="10.5pt" style:font-size-asian="10.5pt" style:font-size-complex="10.5pt"/>
    </style:style>
    <style:style style:name="T345" style:parent-style-name="Fonteparág.padrão" style:family="text">
      <style:text-properties style:font-name="Times New Roman" fo:font-size="10.5pt" style:font-size-asian="10.5pt" style:font-size-complex="10.5pt"/>
    </style:style>
    <style:style style:name="T346" style:parent-style-name="Fonteparág.padrão" style:family="text">
      <style:text-properties fo:font-weight="bold" style:font-weight-asian="bold"/>
    </style:style>
    <style:style style:name="T347" style:parent-style-name="Fonteparág.padrão" style:family="text">
      <style:text-properties fo:font-weight="bold" style:font-weight-asian="bold"/>
    </style:style>
    <style:style style:name="T348" style:parent-style-name="Fonteparág.padrão" style:family="text">
      <style:text-properties fo:font-weight="bold" style:font-weight-asian="bold"/>
    </style:style>
    <style:style style:name="T349" style:parent-style-name="Fonteparág.padrão" style:family="text">
      <style:text-properties fo:font-weight="bold" style:font-weight-asian="bold"/>
    </style:style>
    <style:style style:name="P350" style:parent-style-name="Textbody" style:family="paragraph">
      <style:text-properties fo:font-weight="bold" style:font-weight-asian="bold" fo:font-size="12pt" style:font-size-asian="12pt"/>
    </style:style>
    <style:style style:name="P351" style:parent-style-name="Standard" style:list-style-name="LFO439" style:family="paragraph"/>
    <style:style style:name="P352" style:parent-style-name="Textbody" style:list-style-name="LFO439" style:family="paragraph"/>
    <style:style style:name="P353" style:parent-style-name="Textbody" style:list-style-name="LFO439" style:family="paragraph"/>
    <style:style style:name="P354" style:parent-style-name="Textbody" style:list-style-name="LFO439" style:family="paragraph"/>
    <style:style style:name="P355" style:parent-style-name="Textbody" style:list-style-name="LFO439" style:family="paragraph"/>
    <style:style style:name="P356" style:parent-style-name="Textbody" style:list-style-name="LFO439" style:family="paragraph"/>
    <style:style style:name="P357" style:parent-style-name="Textbody" style:list-style-name="LFO439" style:family="paragraph"/>
    <style:style style:name="P358" style:parent-style-name="Textbody" style:list-style-name="LFO439" style:family="paragraph"/>
    <style:style style:name="P359" style:parent-style-name="Textbody" style:family="paragraph">
      <style:paragraph-properties fo:margin-left="0.4909in">
        <style:tab-stops/>
      </style:paragraph-properties>
    </style:style>
    <style:style style:name="P360" style:parent-style-name="Textbody" style:family="paragraph">
      <style:text-properties fo:font-weight="bold" style:font-weight-asian="bold" fo:font-size="12pt" style:font-size-asian="12pt"/>
    </style:style>
    <style:style style:name="P361" style:parent-style-name="Textbody" style:list-style-name="LFO440" style:family="paragraph">
      <style:paragraph-properties fo:margin-left="0.2958in">
        <style:tab-stops/>
      </style:paragraph-properties>
    </style:style>
    <style:style style:name="P362" style:parent-style-name="Textbody" style:list-style-name="LFO440" style:family="paragraph">
      <style:paragraph-properties fo:margin-left="0.2958in">
        <style:tab-stops/>
      </style:paragraph-properties>
    </style:style>
    <style:style style:name="P363" style:parent-style-name="Textbody" style:list-style-name="LFO440" style:family="paragraph">
      <style:paragraph-properties fo:margin-left="0.2958in">
        <style:tab-stops/>
      </style:paragraph-properties>
    </style:style>
    <style:style style:name="P364" style:parent-style-name="Textbody" style:list-style-name="LFO440" style:family="paragraph">
      <style:paragraph-properties fo:margin-left="0.2958in">
        <style:tab-stops/>
      </style:paragraph-properties>
    </style:style>
    <style:style style:name="P365" style:parent-style-name="Textbody" style:list-style-name="LFO440" style:family="paragraph">
      <style:paragraph-properties fo:margin-left="0.2958in">
        <style:tab-stops/>
      </style:paragraph-properties>
    </style:style>
    <style:style style:name="P366" style:parent-style-name="Textbody" style:family="paragraph">
      <style:paragraph-properties fo:margin-left="0.2958in">
        <style:tab-stops/>
      </style:paragraph-properties>
    </style:style>
    <style:style style:name="T367" style:parent-style-name="Fonteparág.padrão" style:family="text">
      <style:text-properties fo:font-weight="bold" style:font-weight-asian="bold" fo:font-size="12pt" style:font-size-asian="12pt"/>
    </style:style>
    <style:style style:name="T368" style:parent-style-name="Fonteparág.padrão" style:family="text">
      <style:text-properties fo:font-weight="bold" style:font-weight-asian="bold" fo:font-size="12pt" style:font-size-asian="12pt"/>
    </style:style>
    <style:style style:name="P369" style:parent-style-name="Textbody" style:list-style-name="LFO442" style:family="paragraph">
      <style:paragraph-properties fo:margin-left="0.2958in">
        <style:tab-stops/>
      </style:paragraph-properties>
      <style:text-properties style:font-size-complex="11pt"/>
    </style:style>
    <style:style style:name="P370" style:parent-style-name="Textbody" style:list-style-name="LFO441" style:family="paragraph">
      <style:paragraph-properties fo:margin-left="0.2958in">
        <style:tab-stops/>
      </style:paragraph-properties>
      <style:text-properties style:font-size-complex="11pt"/>
    </style:style>
    <style:style style:name="P371" style:parent-style-name="Textbody" style:list-style-name="LFO441" style:family="paragraph">
      <style:paragraph-properties fo:margin-left="0.2958in">
        <style:tab-stops/>
      </style:paragraph-properties>
      <style:text-properties style:font-size-complex="11pt"/>
    </style:style>
    <style:style style:name="P372" style:parent-style-name="Textbody" style:list-style-name="LFO441" style:family="paragraph">
      <style:paragraph-properties fo:margin-left="0.2958in">
        <style:tab-stops/>
      </style:paragraph-properties>
      <style:text-properties style:font-size-complex="11pt"/>
    </style:style>
    <style:style style:name="P373" style:parent-style-name="Textbody" style:list-style-name="LFO441" style:family="paragraph">
      <style:paragraph-properties fo:margin-left="0.2958in">
        <style:tab-stops/>
      </style:paragraph-properties>
      <style:text-properties style:font-size-complex="11pt"/>
    </style:style>
    <style:style style:name="P374" style:parent-style-name="Textbody" style:family="paragraph">
      <style:text-properties fo:font-size="12pt" style:font-size-asian="12pt"/>
    </style:style>
    <style:style style:name="P375" style:parent-style-name="Textbody" style:family="paragraph">
      <style:text-properties fo:font-weight="bold" style:font-weight-asian="bold" fo:font-size="12pt" style:font-size-asian="12pt"/>
    </style:style>
    <style:style style:name="P376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77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78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79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80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81" style:parent-style-name="Textbody" style:family="paragraph">
      <style:text-properties fo:font-size="12pt" style:font-size-asian="12pt"/>
    </style:style>
    <style:style style:name="P382" style:parent-style-name="Textbody" style:family="paragraph">
      <style:text-properties fo:font-weight="bold" style:font-weight-asian="bold" fo:font-size="12pt" style:font-size-asian="12pt"/>
    </style:style>
    <style:style style:name="P383" style:parent-style-name="Textbody" style:list-style-name="LFO443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384" style:parent-style-name="Textbody" style:list-style-name="LFO443" style:family="paragraph">
      <style:paragraph-properties fo:margin-left="0.2958in">
        <style:tab-stops/>
      </style:paragraph-properties>
    </style:style>
    <style:style style:name="P385" style:parent-style-name="Textbody" style:family="paragraph">
      <style:text-properties fo:font-weight="bold" style:font-weight-asian="bold" fo:font-size="12pt" style:font-size-asian="12pt"/>
    </style:style>
    <style:style style:name="T386" style:parent-style-name="Fonteparág.padrão" style:family="text">
      <style:text-properties fo:font-weight="bold" style:font-weight-asian="bold" fo:font-size="12pt" style:font-size-asian="12pt"/>
    </style:style>
    <style:style style:name="T387" style:parent-style-name="Fonteparág.padrão" style:family="text">
      <style:text-properties fo:font-weight="bold" style:font-weight-asian="bold" fo:font-size="12pt" style:font-size-asian="12pt"/>
    </style:style>
    <style:style style:name="T388" style:parent-style-name="Fonteparág.padrão" style:family="text">
      <style:text-properties fo:font-weight="bold" style:font-weight-asian="bold"/>
    </style:style>
    <style:style style:name="T389" style:parent-style-name="Fonteparág.padrão" style:family="text">
      <style:text-properties fo:font-weight="bold" style:font-weight-asian="bold"/>
    </style:style>
    <style:style style:name="P390" style:parent-style-name="Textbody" style:list-style-name="LFO444" style:family="paragraph"/>
    <style:style style:name="P391" style:parent-style-name="Textbody" style:list-style-name="LFO444" style:family="paragraph"/>
    <style:style style:name="T392" style:parent-style-name="Fonteparág.padrão" style:family="text">
      <style:text-properties fo:font-weight="bold" style:font-weight-asian="bold"/>
    </style:style>
    <style:style style:name="T393" style:parent-style-name="Fonteparág.padrão" style:family="text">
      <style:text-properties fo:font-weight="bold" style:font-weight-asian="bold"/>
    </style:style>
    <style:style style:name="T394" style:parent-style-name="Fonteparág.padrão" style:family="text">
      <style:text-properties fo:font-weight="bold" style:font-weight-asian="bold"/>
    </style:style>
    <style:style style:name="P395" style:parent-style-name="Textbody" style:list-style-name="LFO445" style:family="paragraph"/>
    <style:style style:name="T396" style:parent-style-name="Fonteparág.padrão" style:family="text">
      <style:text-properties fo:font-weight="bold" style:font-weight-asian="bold"/>
    </style:style>
    <style:style style:name="T397" style:parent-style-name="Fonteparág.padrão" style:family="text">
      <style:text-properties fo:font-weight="bold" style:font-weight-asian="bold"/>
    </style:style>
    <style:style style:name="T398" style:parent-style-name="Fonteparág.padrão" style:family="text">
      <style:text-properties fo:font-weight="bold" style:font-weight-asian="bold"/>
    </style:style>
    <style:style style:name="P399" style:parent-style-name="Textbody" style:list-style-name="LFO446" style:family="paragraph"/>
    <style:style style:name="P400" style:parent-style-name="Textbody" style:list-style-name="LFO446" style:family="paragraph"/>
    <style:style style:name="T401" style:parent-style-name="Fonteparág.padrão" style:family="text">
      <style:text-properties style:font-name="Times New Roman" fo:font-size="10.5pt" style:font-size-asian="10.5pt" style:font-size-complex="10.5pt"/>
    </style:style>
    <style:style style:name="T402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03" style:parent-style-name="Fonteparág.padrão" style:family="text">
      <style:text-properties style:font-name="Times New Roman" fo:font-size="10.5pt" style:font-size-asian="10.5pt" style:font-size-complex="10.5pt"/>
    </style:style>
    <style:style style:name="P404" style:parent-style-name="Textbody" style:family="paragraph">
      <style:paragraph-properties fo:margin-left="0.4909in">
        <style:tab-stops/>
      </style:paragraph-properties>
    </style:style>
    <style:style style:name="P405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T406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07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08" style:parent-style-name="Fonteparág.padrão" style:family="text">
      <style:text-properties style:font-name="Nimbus Roman No9 L" style:font-weight-complex="bold" style:font-size-complex="11pt"/>
    </style:style>
    <style:style style:name="T409" style:parent-style-name="Fonteparág.padrão" style:family="text">
      <style:text-properties style:font-name="Nimbus Roman No9 L" style:font-weight-complex="bold" style:font-size-complex="11pt"/>
    </style:style>
    <style:style style:name="T410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1" style:parent-style-name="Fonteparág.padrão" style:family="text">
      <style:text-properties style:font-name="Nimbus Roman No9 L" style:font-weight-complex="bold" style:font-size-complex="11pt"/>
    </style:style>
    <style:style style:name="T412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3" style:parent-style-name="Fonteparág.padrão" style:family="text">
      <style:text-properties style:font-name="Nimbus Roman No9 L" style:font-weight-complex="bold" style:font-size-complex="11pt"/>
    </style:style>
    <style:style style:name="T414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5" style:parent-style-name="Fonteparág.padrão" style:family="text">
      <style:text-properties style:font-name="Nimbus Roman No9 L" style:font-size-complex="11pt"/>
    </style:style>
    <style:style style:name="T416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7" style:parent-style-name="Fonteparág.padrão" style:family="text">
      <style:text-properties style:font-name="Nimbus Roman No9 L" style:font-size-complex="11pt"/>
    </style:style>
    <style:style style:name="P418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19" style:parent-style-name="Standard" style:list-style-name="LFO447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0" style:parent-style-name="Standard" style:list-style-name="LFO447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1" style:parent-style-name="Standard" style:list-style-name="LFO447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2" style:parent-style-name="Standard" style:list-style-name="LFO447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3" style:parent-style-name="Standard" style:list-style-name="LFO447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4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25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426" style:parent-style-name="Fonteparág.padrão" style:family="text">
      <style:text-properties fo:font-weight="bold" style:font-weight-asian="bold"/>
    </style:style>
    <style:style style:name="T427" style:parent-style-name="Fonteparág.padrão" style:family="text">
      <style:text-properties fo:font-weight="bold" style:font-weight-asian="bold"/>
    </style:style>
    <style:style style:name="P428" style:parent-style-name="Textbody" style:list-style-name="LFO448" style:family="paragraph"/>
    <style:style style:name="P429" style:parent-style-name="Textbody" style:list-style-name="LFO448" style:family="paragraph"/>
    <style:style style:name="T430" style:parent-style-name="Fonteparág.padrão" style:family="text">
      <style:text-properties style:font-name="Times New Roman" fo:font-size="10.5pt" style:font-size-asian="10.5pt" style:font-size-complex="10.5pt"/>
    </style:style>
    <style:style style:name="T431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32" style:parent-style-name="Fonteparág.padrão" style:family="text">
      <style:text-properties style:font-name="Times New Roman" fo:font-size="10.5pt" style:font-size-asian="10.5pt" style:font-size-complex="10.5pt"/>
    </style:style>
    <style:style style:name="P433" style:parent-style-name="Textbody" style:family="paragraph">
      <style:paragraph-properties fo:margin-left="0.4909in">
        <style:tab-stops/>
      </style:paragraph-properties>
      <style:text-properties style:font-name="Times New Roman" style:font-weight-complex="bold" fo:font-size="10.5pt" style:font-size-asian="10.5pt" style:font-size-complex="10.5pt"/>
    </style:style>
    <style:style style:name="T434" style:parent-style-name="Fonteparág.padrão" style:family="text">
      <style:text-properties fo:font-weight="bold" style:font-weight-asian="bold"/>
    </style:style>
    <style:style style:name="T435" style:parent-style-name="Fonteparág.padrão" style:family="text">
      <style:text-properties fo:font-weight="bold" style:font-weight-asian="bold"/>
    </style:style>
    <style:style style:name="P436" style:parent-style-name="Textbody" style:list-style-name="LFO446" style:family="paragraph"/>
    <style:style style:name="P437" style:parent-style-name="Textbody" style:list-style-name="LFO446" style:family="paragraph"/>
    <style:style style:name="T438" style:parent-style-name="Fonteparág.padrão" style:family="text">
      <style:text-properties style:font-name="Times New Roman" fo:font-size="10.5pt" style:font-size-asian="10.5pt" style:font-size-complex="10.5pt"/>
    </style:style>
    <style:style style:name="T439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40" style:parent-style-name="Fonteparág.padrão" style:family="text">
      <style:text-properties style:font-name="Times New Roman" fo:font-size="10.5pt" style:font-size-asian="10.5pt" style:font-size-complex="10.5pt"/>
    </style:style>
    <style:style style:name="P441" style:parent-style-name="Textbody" style:family="paragraph">
      <style:text-properties style:font-name="Times New Roman" style:font-weight-complex="bold" fo:font-size="10.5pt" style:font-size-asian="10.5pt" style:font-size-complex="10.5pt"/>
    </style:style>
    <style:style style:name="P442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43" style:parent-style-name="Standard" style:family="paragraph">
      <style:text-properties fo:font-weight="bold" style:font-weight-asian="bold" style:font-weight-complex="bold"/>
    </style:style>
    <style:style style:name="T444" style:parent-style-name="Fonteparág.padrão" style:family="text">
      <style:text-properties fo:font-weight="bold" style:font-weight-asian="bold" style:font-weight-complex="bold"/>
    </style:style>
    <style:style style:name="T445" style:parent-style-name="Fonteparág.padrão" style:family="text">
      <style:text-properties style:font-weight-complex="bold"/>
    </style:style>
    <style:style style:name="T446" style:parent-style-name="Fonteparág.padrão" style:family="text">
      <style:text-properties fo:font-weight="bold" style:font-weight-asian="bold" style:font-weight-complex="bold"/>
    </style:style>
    <style:style style:name="T447" style:parent-style-name="Fonteparág.padrão" style:family="text">
      <style:text-properties fo:font-weight="bold" style:font-weight-asian="bold" style:font-weight-complex="bold"/>
    </style:style>
    <style:style style:name="P448" style:parent-style-name="Standard" style:family="paragraph">
      <style:text-properties fo:font-weight="bold" style:font-weight-asian="bold" style:font-weight-complex="bold"/>
    </style:style>
    <style:style style:name="P449" style:parent-style-name="Standard" style:list-style-name="LFO449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0" style:parent-style-name="Standard" style:list-style-name="LFO449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1" style:parent-style-name="Standard" style:list-style-name="LFO449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2" style:parent-style-name="Standard" style:list-style-name="LFO449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3" style:parent-style-name="Standard" style:list-style-name="LFO449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4" style:parent-style-name="Standard" style:list-style-name="LFO449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P456" style:parent-style-name="Standard" style:family="paragraph">
      <style:text-properties fo:font-weight="bold" style:font-weight-asian="bold" style:font-weight-complex="bold"/>
    </style:style>
    <style:style style:name="P457" style:parent-style-name="Standard" style:list-style-name="LFO450" style:family="paragraph"/>
    <style:style style:name="P458" style:parent-style-name="Standard" style:list-style-name="LFO450" style:family="paragraph"/>
    <style:style style:name="P459" style:parent-style-name="Standard" style:list-style-name="LFO450" style:family="paragraph"/>
    <style:style style:name="P460" style:parent-style-name="Standard" style:list-style-name="LFO450" style:family="paragraph"/>
    <style:style style:name="P461" style:parent-style-name="Standard" style:list-style-name="LFO450" style:family="paragraph"/>
    <style:style style:name="P462" style:parent-style-name="Standard" style:list-style-name="LFO450" style:family="paragraph"/>
    <style:style style:name="P463" style:parent-style-name="Standard" style:family="paragraph">
      <style:text-properties fo:font-weight="bold" style:font-weight-asian="bold" style:font-weight-complex="bold"/>
    </style:style>
    <style:style style:name="P464" style:parent-style-name="Standard" style:list-style-name="LFO451" style:family="paragraph"/>
    <style:style style:name="P465" style:parent-style-name="Standard" style:list-style-name="LFO451" style:family="paragraph"/>
    <style:style style:name="P466" style:parent-style-name="Standard" style:list-style-name="LFO451" style:family="paragraph"/>
    <style:style style:name="P467" style:parent-style-name="Standard" style:list-style-name="LFO451" style:family="paragraph"/>
    <style:style style:name="P468" style:parent-style-name="Standard" style:list-style-name="LFO451" style:family="paragraph">
      <style:paragraph-properties fo:margin-top="0in" fo:margin-bottom="0.0833in"/>
      <style:text-properties style:font-name="Nimbus Roman No9 L" style:font-style-complex="italic" style:font-size-complex="11pt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P470" style:parent-style-name="Textbody" style:family="paragraph">
      <style:text-properties fo:font-weight="bold" style:font-weight-asian="bold" fo:font-size="12pt" style:font-size-asian="12pt"/>
    </style:style>
    <style:style style:name="P471" style:parent-style-name="Textbody" style:list-style-name="LFO45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72" style:parent-style-name="Textbody" style:list-style-name="LFO452" style:family="paragraph">
      <style:paragraph-properties fo:margin-left="0.2958in">
        <style:tab-stops/>
      </style:paragraph-properties>
    </style:style>
    <style:style style:name="P473" style:parent-style-name="Standard" style:family="paragraph">
      <style:paragraph-properties fo:margin-top="0in" fo:margin-bottom="0.0833in"/>
      <style:text-properties style:font-name="Nimbus Roman No9 L" style:font-style-complex="italic" style:font-size-complex="11pt"/>
    </style:style>
    <style:style style:name="P474" style:parent-style-name="Standard" style:family="paragraph">
      <style:text-properties fo:font-weight="bold" style:font-weight-asian="bold" style:font-weight-complex="bold"/>
    </style:style>
    <style:style style:name="T475" style:parent-style-name="Fonteparág.padrão" style:family="text">
      <style:text-properties fo:font-weight="bold" style:font-weight-asian="bold"/>
    </style:style>
    <style:style style:name="T476" style:parent-style-name="Fonteparág.padrão" style:family="text">
      <style:text-properties fo:font-weight="bold" style:font-weight-asian="bold"/>
    </style:style>
    <style:style style:name="P477" style:parent-style-name="Textbody" style:list-style-name="LFO453" style:family="paragraph"/>
    <style:style style:name="P478" style:parent-style-name="Textbody" style:list-style-name="LFO448" style:family="paragraph"/>
    <style:style style:name="T479" style:parent-style-name="Fonteparág.padrão" style:family="text">
      <style:text-properties style:font-name="Times New Roman" fo:font-size="10.5pt" style:font-size-asian="10.5pt" style:font-size-complex="10.5pt"/>
    </style:style>
    <style:style style:name="T480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81" style:parent-style-name="Fonteparág.padrão" style:family="text">
      <style:text-properties style:font-name="Times New Roman" fo:font-size="10.5pt" style:font-size-asian="10.5pt" style:font-size-complex="10.5pt"/>
    </style:style>
    <style:style style:name="T482" style:parent-style-name="Fonteparág.padrão" style:family="text">
      <style:text-properties style:font-name="Times New Roman" fo:font-size="10.5pt" style:font-size-asian="10.5pt" style:font-size-complex="10.5pt"/>
    </style:style>
    <style:style style:name="T483" style:parent-style-name="Fonteparág.padrão" style:family="text">
      <style:text-properties fo:font-weight="bold" style:font-weight-asian="bold"/>
    </style:style>
    <style:style style:name="P484" style:parent-style-name="Textbody" style:list-style-name="LFO454" style:family="paragraph"/>
    <style:style style:name="P485" style:parent-style-name="Textbody" style:list-style-name="LFO454" style:family="paragraph"/>
    <style:style style:name="T486" style:parent-style-name="Fonteparág.padrão" style:family="text">
      <style:text-properties style:font-name="Times New Roman" fo:font-size="10.5pt" style:font-size-asian="10.5pt" style:font-size-complex="10.5pt"/>
    </style:style>
    <style:style style:name="T487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88" style:parent-style-name="Fonteparág.padrão" style:family="text">
      <style:text-properties style:font-name="Times New Roman" fo:font-size="10.5pt" style:font-size-asian="10.5pt" style:font-size-complex="10.5pt"/>
    </style:style>
    <style:style style:name="P489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90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491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92" style:parent-style-name="Fonteparág.padrão" style:family="text">
      <style:text-properties style:font-name="Nimbus Roman No9 L" style:font-weight-complex="bold" style:font-size-complex="11pt"/>
    </style:style>
    <style:style style:name="T493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94" style:parent-style-name="Fonteparág.padrão" style:family="text">
      <style:text-properties style:font-name="Nimbus Roman No9 L" style:font-size-complex="11pt"/>
    </style:style>
    <style:style style:name="T495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96" style:parent-style-name="Fonteparág.padrão" style:family="text">
      <style:text-properties style:font-name="Nimbus Roman No9 L" style:font-size-complex="11pt"/>
    </style:style>
    <style:style style:name="P497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98" style:parent-style-name="Standard" style:list-style-name="LFO455" style:family="paragraph">
      <style:text-properties style:font-name="Nimbus Roman No9 L" style:font-size-complex="11pt"/>
    </style:style>
    <style:style style:name="P499" style:parent-style-name="Standard" style:list-style-name="LFO455" style:family="paragraph">
      <style:text-properties style:font-name="Nimbus Roman No9 L" style:font-size-complex="11pt"/>
    </style:style>
    <style:style style:name="P500" style:parent-style-name="Standard" style:list-style-name="LFO455" style:family="paragraph">
      <style:text-properties style:font-name="Nimbus Roman No9 L" style:font-size-complex="11pt"/>
    </style:style>
    <style:style style:name="P501" style:parent-style-name="Standard" style:list-style-name="LFO455" style:family="paragraph">
      <style:text-properties style:font-name="Nimbus Roman No9 L" style:font-size-complex="11pt"/>
    </style:style>
    <style:style style:name="P502" style:parent-style-name="Standard" style:list-style-name="LFO455" style:family="paragraph">
      <style:text-properties style:font-name="Nimbus Roman No9 L" style:font-size-complex="11pt"/>
    </style:style>
    <style:style style:name="P503" style:parent-style-name="Standard" style:family="paragraph">
      <style:text-properties style:font-name="Nimbus Roman No9 L" style:font-weight-complex="bold" fo:font-size="10.5pt" style:font-size-asian="10.5pt" style:font-size-complex="10.5pt"/>
    </style:style>
    <style:style style:name="P504" style:parent-style-name="Standard" style:list-style-name="LFO456" style:family="paragraph">
      <style:text-properties style:font-name="Nimbus Roman No9 L" style:font-weight-complex="bold" fo:font-size="10.5pt" style:font-size-asian="10.5pt" style:font-size-complex="10.5pt"/>
    </style:style>
    <style:style style:name="P505" style:parent-style-name="Standard" style:list-style-name="LFO456" style:family="paragraph">
      <style:text-properties style:font-name="Nimbus Roman No9 L" style:font-weight-complex="bold" fo:font-size="10.5pt" style:font-size-asian="10.5pt" style:font-size-complex="10.5pt"/>
    </style:style>
    <style:style style:name="P506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507" style:parent-style-name="Standard" style:family="paragraph">
      <style:text-properties style:font-name="Times New Roman" fo:font-size="10.5pt" style:font-size-asian="10.5pt" style:font-size-complex="10.5pt"/>
    </style:style>
    <style:style style:name="P508" style:parent-style-name="Standard" style:list-style-name="LFO457" style:family="paragraph">
      <style:text-properties style:font-name="Times New Roman" fo:font-size="10.5pt" style:font-size-asian="10.5pt" style:font-size-complex="10.5pt"/>
    </style:style>
    <style:style style:name="P509" style:parent-style-name="Standard" style:list-style-name="LFO457" style:family="paragraph">
      <style:text-properties style:font-name="Times New Roman" fo:font-size="10.5pt" style:font-size-asian="10.5pt" style:font-size-complex="10.5pt"/>
    </style:style>
    <style:style style:name="P510" style:parent-style-name="Standard" style:family="paragraph">
      <style:text-properties style:font-name="Times New Roman" fo:font-size="10.5pt" style:font-size-asian="10.5pt" style:font-size-complex="10.5pt"/>
    </style:style>
    <style:style style:name="P511" style:parent-style-name="Standard" style:list-style-name="LFO457" style:family="paragraph">
      <style:text-properties style:font-name="Times New Roman" fo:font-size="10.5pt" style:font-size-asian="10.5pt" style:font-size-complex="10.5pt"/>
    </style:style>
    <style:style style:name="P512" style:parent-style-name="Standard" style:list-style-name="LFO457" style:family="paragraph">
      <style:text-properties style:font-name="Times New Roman" fo:font-size="10.5pt" style:font-size-asian="10.5pt" style:font-size-complex="10.5pt"/>
    </style:style>
    <style:style style:name="P513" style:parent-style-name="Textbody" style:list-style-name="LFO454" style:family="paragraph"/>
    <style:style style:name="P514" style:parent-style-name="Textbody" style:list-style-name="LFO454" style:family="paragraph"/>
    <style:style style:name="T515" style:parent-style-name="Fonteparág.padrão" style:family="text">
      <style:text-properties style:font-name="Times New Roman" fo:font-size="10.5pt" style:font-size-asian="10.5pt" style:font-size-complex="10.5pt"/>
    </style:style>
    <style:style style:name="T516" style:parent-style-name="Fonteparág.padrão" style:family="text">
      <style:text-properties style:font-name="Times New Roman" fo:font-weight="bold" style:font-weight-asian="bold" style:font-weight-complex="bold" fo:font-size="10.5pt" style:font-size-asian="10.5pt" style:font-size-complex="10.5pt"/>
    </style:style>
    <style:style style:name="T517" style:parent-style-name="Fonteparág.padrão" style:family="text">
      <style:text-properties style:font-name="Times New Roman" fo:font-size="10.5pt" style:font-size-asian="10.5pt" style:font-size-complex="10.5pt"/>
    </style:style>
    <style:style style:name="T518" style:parent-style-name="Fonteparág.padrão" style:family="text">
      <style:text-properties style:font-name="Times New Roman" fo:font-size="10.5pt" style:font-size-asian="10.5pt" style:font-size-complex="10.5pt"/>
    </style:style>
    <style:style style:name="P519" style:parent-style-name="Textbody" style:family="paragraph">
      <style:text-properties fo:font-weight="bold" style:font-weight-asian="bold"/>
    </style:style>
    <style:style style:name="T520" style:parent-style-name="Fonteparág.padrão" style:family="text">
      <style:text-properties fo:font-weight="bold" style:font-weight-asian="bold"/>
    </style:style>
    <style:style style:name="T521" style:parent-style-name="Fonteparág.padrão" style:family="text">
      <style:text-properties fo:font-weight="bold" style:font-weight-asian="bold"/>
    </style:style>
    <style:style style:name="T522" style:parent-style-name="Fonteparág.padrão" style:family="text">
      <style:text-properties fo:font-weight="bold" style:font-weight-asian="bold"/>
    </style:style>
    <style:style style:name="P523" style:parent-style-name="Textbody" style:family="paragraph">
      <style:text-properties fo:font-weight="bold" style:font-weight-asian="bold" fo:font-size="12pt" style:font-size-asian="12pt"/>
    </style:style>
    <style:style style:name="P524" style:parent-style-name="Textbody" style:family="paragraph">
      <style:paragraph-properties fo:margin-left="0.2958in">
        <style:tab-stops/>
      </style:paragraph-properties>
    </style:style>
    <style:style style:name="P525" style:parent-style-name="Textbody" style:family="paragraph">
      <style:paragraph-properties fo:margin-left="0.2958in">
        <style:tab-stops/>
      </style:paragraph-properties>
    </style:style>
    <style:style style:name="P526" style:parent-style-name="Textbody" style:family="paragraph">
      <style:text-properties fo:font-weight="bold" style:font-weight-asian="bold"/>
    </style:style>
    <style:style style:name="T527" style:parent-style-name="Fonteparág.padrão" style:family="text">
      <style:text-properties fo:font-weight="bold" style:font-weight-asian="bold"/>
    </style:style>
    <style:style style:name="T528" style:parent-style-name="Fonteparág.padrão" style:family="text">
      <style:text-properties fo:font-weight="bold" style:font-weight-asian="bold"/>
    </style:style>
    <style:style style:name="T529" style:parent-style-name="Fonteparág.padrão" style:family="text">
      <style:text-properties fo:font-weight="bold" style:font-weight-asian="bold"/>
    </style:style>
    <style:style style:name="P530" style:parent-style-name="Textbody" style:family="paragraph">
      <style:text-properties fo:font-weight="bold" style:font-weight-asian="bold" fo:font-size="12pt" style:font-size-asian="12pt"/>
    </style:style>
    <style:style style:name="P531" style:parent-style-name="Textbody" style:family="paragraph">
      <style:paragraph-properties fo:margin-left="0.2958in">
        <style:tab-stops/>
      </style:paragraph-properties>
    </style:style>
    <style:style style:name="P532" style:parent-style-name="Textbody" style:family="paragraph">
      <style:paragraph-properties fo:margin-left="0.2958in">
        <style:tab-stops/>
      </style:paragraph-properties>
    </style:style>
    <style:style style:name="P533" style:parent-style-name="Textbody" style:family="paragraph">
      <style:paragraph-properties fo:margin-left="0.2958in">
        <style:tab-stops/>
      </style:paragraph-properties>
    </style:style>
    <style:style style:name="P534" style:parent-style-name="Textbody" style:family="paragraph">
      <style:paragraph-properties fo:margin-left="0.2958in">
        <style:tab-stops/>
      </style:paragraph-properties>
    </style:style>
    <style:style style:name="P535" style:parent-style-name="Textbody" style:family="paragraph">
      <style:paragraph-properties fo:margin-left="0.2958in">
        <style:tab-stops/>
      </style:paragraph-properties>
    </style:style>
    <style:style style:name="P536" style:parent-style-name="Textbody" style:family="paragraph">
      <style:paragraph-properties fo:margin-left="0.4909in">
        <style:tab-stops/>
      </style:paragraph-properties>
    </style:style>
    <style:style style:name="P537" style:parent-style-name="Textbody" style:family="paragraph">
      <style:text-properties fo:font-weight="bold" style:font-weight-asian="bold" fo:font-size="12pt" style:font-size-asian="12pt"/>
    </style:style>
    <style:style style:name="P538" style:parent-style-name="Textbody" style:list-style-name="LFO458" style:family="paragraph">
      <style:paragraph-properties fo:margin-left="0.2958in">
        <style:tab-stops/>
      </style:paragraph-properties>
    </style:style>
    <style:style style:name="P539" style:parent-style-name="Textbody" style:list-style-name="LFO458" style:family="paragraph">
      <style:paragraph-properties fo:margin-left="0.2958in">
        <style:tab-stops/>
      </style:paragraph-properties>
    </style:style>
    <style:style style:name="T540" style:parent-style-name="Fonteparág.padrão" style:family="text">
      <style:text-properties fo:font-weight="bold" style:font-weight-asian="bold" fo:font-size="12pt" style:font-size-asian="12pt"/>
    </style:style>
    <style:style style:name="P541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42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43" style:parent-style-name="Textbody" style:family="paragraph">
      <style:text-properties fo:font-size="12pt" style:font-size-asian="12pt"/>
    </style:style>
    <style:style style:name="P544" style:parent-style-name="Textbody" style:family="paragraph">
      <style:text-properties fo:font-weight="bold" style:font-weight-asian="bold" fo:font-size="12pt" style:font-size-asian="12pt"/>
    </style:style>
    <style:style style:name="P545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46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47" style:parent-style-name="Textbody" style:family="paragraph">
      <style:text-properties fo:font-weight="bold" style:font-weight-asian="bold" fo:font-size="12pt" style:font-size-asian="12pt"/>
    </style:style>
    <style:style style:name="T548" style:parent-style-name="Fonteparág.padrão" style:family="text">
      <style:text-properties fo:font-weight="bold" style:font-weight-asian="bold" fo:font-size="12pt" style:font-size-asian="12pt"/>
    </style:style>
    <style:style style:name="T549" style:parent-style-name="Fonteparág.padrão" style:family="text">
      <style:text-properties fo:font-weight="bold" style:font-weight-asian="bold" fo:font-size="12pt" style:font-size-asian="12pt"/>
    </style:style>
    <style:style style:name="T550" style:parent-style-name="Fonteparág.padrão" style:family="text">
      <style:text-properties fo:font-weight="bold" style:font-weight-asian="bold"/>
    </style:style>
    <style:style style:name="T551" style:parent-style-name="Fonteparág.padrão" style:family="text">
      <style:text-properties fo:font-weight="bold" style:font-weight-asian="bold"/>
    </style:style>
    <style:style style:name="P552" style:parent-style-name="Textbody" style:list-style-name="LFO444" style:family="paragraph"/>
    <style:style style:name="P553" style:parent-style-name="Textbody" style:list-style-name="LFO444" style:family="paragraph"/>
    <style:style style:name="T554" style:parent-style-name="Fonteparág.padrão" style:family="text">
      <style:text-properties fo:font-weight="bold" style:font-weight-asian="bold"/>
    </style:style>
    <style:style style:name="P555" style:parent-style-name="Textbody" style:family="paragraph">
      <style:paragraph-properties fo:margin-left="0.4909in">
        <style:tab-stops/>
      </style:paragraph-properties>
    </style:style>
    <style:style style:name="T556" style:parent-style-name="Fonteparág.padrão" style:family="text">
      <style:text-properties fo:font-weight="bold" style:font-weight-asian="bold"/>
    </style:style>
    <style:style style:name="P557" style:parent-style-name="Textbody" style:list-style-name="LFO445" style:family="paragraph"/>
    <style:style style:name="T558" style:parent-style-name="Fonteparág.padrão" style:family="text">
      <style:text-properties fo:font-weight="bold" style:font-weight-asian="bold"/>
    </style:style>
    <style:style style:name="T559" style:parent-style-name="Fonteparág.padrão" style:family="text">
      <style:text-properties fo:font-weight="bold" style:font-weight-asian="bold"/>
    </style:style>
    <style:style style:name="T560" style:parent-style-name="Fonteparág.padrão" style:family="text">
      <style:text-properties fo:font-weight="bold" style:font-weight-asian="bold"/>
    </style:style>
    <style:style style:name="P561" style:parent-style-name="Textbody" style:list-style-name="LFO461" style:family="paragraph"/>
    <style:style style:name="P562" style:parent-style-name="Textbody" style:family="paragraph">
      <style:text-properties fo:font-weight="bold" style:font-weight-asian="bold"/>
    </style:style>
    <style:style style:name="T563" style:parent-style-name="Fonteparág.padrão" style:family="text">
      <style:text-properties fo:font-weight="bold" style:font-weight-asian="bold"/>
    </style:style>
    <style:style style:name="T564" style:parent-style-name="Fonteparág.padrão" style:family="text">
      <style:text-properties fo:font-weight="bold" style:font-weight-asian="bold"/>
    </style:style>
    <style:style style:name="T565" style:parent-style-name="Fonteparág.padrão" style:family="text">
      <style:text-properties fo:font-weight="bold" style:font-weight-asian="bold"/>
    </style:style>
    <style:style style:name="P566" style:parent-style-name="Textbody" style:family="paragraph">
      <style:text-properties fo:font-weight="bold" style:font-weight-asian="bold" fo:font-size="12pt" style:font-size-asian="12pt"/>
    </style:style>
    <style:style style:name="P567" style:parent-style-name="Textbody" style:family="paragraph">
      <style:paragraph-properties fo:margin-left="0.2958in">
        <style:tab-stops/>
      </style:paragraph-properties>
    </style:style>
    <style:style style:name="P568" style:parent-style-name="Textbody" style:family="paragraph">
      <style:paragraph-properties fo:margin-left="0.2958in">
        <style:tab-stops/>
      </style:paragraph-properties>
    </style:style>
    <style:style style:name="P569" style:parent-style-name="Textbody" style:family="paragraph">
      <style:paragraph-properties fo:margin-left="0.2958in">
        <style:tab-stops/>
      </style:paragraph-properties>
    </style:style>
    <style:style style:name="P570" style:parent-style-name="Textbody" style:family="paragraph">
      <style:paragraph-properties fo:margin-left="0.2958in">
        <style:tab-stops/>
      </style:paragraph-properties>
    </style:style>
    <style:style style:name="P571" style:parent-style-name="Textbody" style:family="paragraph">
      <style:paragraph-properties fo:margin-left="0.2958in">
        <style:tab-stops/>
      </style:paragraph-properties>
    </style:style>
    <style:style style:name="P572" style:parent-style-name="Textbody" style:family="paragraph">
      <style:paragraph-properties fo:margin-left="0.4909in">
        <style:tab-stops/>
      </style:paragraph-properties>
    </style:style>
    <style:style style:name="P573" style:parent-style-name="Textbody" style:family="paragraph">
      <style:text-properties fo:font-weight="bold" style:font-weight-asian="bold" fo:font-size="12pt" style:font-size-asian="12pt"/>
    </style:style>
    <style:style style:name="P574" style:parent-style-name="Textbody" style:list-style-name="LFO458" style:family="paragraph">
      <style:paragraph-properties fo:margin-left="0.2958in">
        <style:tab-stops/>
      </style:paragraph-properties>
    </style:style>
    <style:style style:name="P575" style:parent-style-name="Textbody" style:list-style-name="LFO458" style:family="paragraph">
      <style:paragraph-properties fo:margin-left="0.2958in">
        <style:tab-stops/>
      </style:paragraph-properties>
    </style:style>
    <style:style style:name="T576" style:parent-style-name="Fonteparág.padrão" style:family="text">
      <style:text-properties fo:font-weight="bold" style:font-weight-asian="bold" fo:font-size="12pt" style:font-size-asian="12pt"/>
    </style:style>
    <style:style style:name="P577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78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79" style:parent-style-name="Textbody" style:family="paragraph">
      <style:text-properties fo:font-size="12pt" style:font-size-asian="12pt"/>
    </style:style>
    <style:style style:name="P580" style:parent-style-name="Textbody" style:family="paragraph">
      <style:text-properties fo:font-weight="bold" style:font-weight-asian="bold" fo:font-size="12pt" style:font-size-asian="12pt"/>
    </style:style>
    <style:style style:name="P581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82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83" style:parent-style-name="Textbody" style:family="paragraph">
      <style:text-properties fo:font-weight="bold" style:font-weight-asian="bold" fo:font-size="12pt" style:font-size-asian="12pt"/>
    </style:style>
    <style:style style:name="T584" style:parent-style-name="Fonteparág.padrão" style:family="text">
      <style:text-properties fo:font-weight="bold" style:font-weight-asian="bold" fo:font-size="12pt" style:font-size-asian="12pt"/>
    </style:style>
    <style:style style:name="T585" style:parent-style-name="Fonteparág.padrão" style:family="text">
      <style:text-properties fo:font-weight="bold" style:font-weight-asian="bold" fo:font-size="12pt" style:font-size-asian="12pt"/>
    </style:style>
    <style:style style:name="T586" style:parent-style-name="Fonteparág.padrão" style:family="text">
      <style:text-properties fo:font-weight="bold" style:font-weight-asian="bold"/>
    </style:style>
    <style:style style:name="T587" style:parent-style-name="Fonteparág.padrão" style:family="text">
      <style:text-properties fo:font-weight="bold" style:font-weight-asian="bold"/>
    </style:style>
    <style:style style:name="P588" style:parent-style-name="Textbody" style:list-style-name="LFO444" style:family="paragraph"/>
    <style:style style:name="P589" style:parent-style-name="Textbody" style:list-style-name="LFO444" style:family="paragraph"/>
    <style:style style:name="T590" style:parent-style-name="Fonteparág.padrão" style:family="text">
      <style:text-properties fo:font-weight="bold" style:font-weight-asian="bold"/>
    </style:style>
    <style:style style:name="P591" style:parent-style-name="Textbody" style:family="paragraph">
      <style:paragraph-properties fo:margin-left="0.4909in">
        <style:tab-stops/>
      </style:paragraph-properties>
    </style:style>
    <style:style style:name="T592" style:parent-style-name="Fonteparág.padrão" style:family="text">
      <style:text-properties fo:font-weight="bold" style:font-weight-asian="bold"/>
    </style:style>
    <style:style style:name="P593" style:parent-style-name="Textbody" style:list-style-name="LFO445" style:family="paragraph"/>
    <style:style style:name="T594" style:parent-style-name="Fonteparág.padrão" style:family="text">
      <style:text-properties fo:font-weight="bold" style:font-weight-asian="bold"/>
    </style:style>
    <style:style style:name="T595" style:parent-style-name="Fonteparág.padrão" style:family="text">
      <style:text-properties fo:font-weight="bold" style:font-weight-asian="bold"/>
    </style:style>
    <style:style style:name="T596" style:parent-style-name="Fonteparág.padrão" style:family="text">
      <style:text-properties fo:font-weight="bold" style:font-weight-asian="bold"/>
    </style:style>
    <style:style style:name="P597" style:parent-style-name="Textbody" style:list-style-name="LFO461" style:family="paragraph"/>
    <style:style style:name="P598" style:parent-style-name="Textbody" style:family="paragraph">
      <style:paragraph-properties fo:margin-left="0.4909in">
        <style:tab-stops/>
      </style:paragraph-properties>
    </style:style>
    <style:style style:name="P599" style:parent-style-name="Textbody" style:family="paragraph">
      <style:text-properties fo:font-weight="bold" style:font-weight-asian="bold"/>
    </style:style>
    <style:style style:name="T600" style:parent-style-name="Fonteparág.padrão" style:family="text">
      <style:text-properties fo:font-weight="bold" style:font-weight-asian="bold"/>
    </style:style>
    <style:style style:name="T601" style:parent-style-name="Fonteparág.padrão" style:family="text">
      <style:text-properties fo:font-weight="bold" style:font-weight-asian="bold"/>
    </style:style>
    <style:style style:name="T602" style:parent-style-name="Fonteparág.padrão" style:family="text">
      <style:text-properties fo:font-weight="bold" style:font-weight-asian="bold"/>
    </style:style>
    <style:style style:name="P603" style:parent-style-name="Textbody" style:family="paragraph">
      <style:text-properties fo:font-weight="bold" style:font-weight-asian="bold" fo:font-size="12pt" style:font-size-asian="12pt"/>
    </style:style>
    <style:style style:name="P604" style:parent-style-name="Textbody" style:family="paragraph">
      <style:paragraph-properties fo:margin-left="0.2958in">
        <style:tab-stops/>
      </style:paragraph-properties>
    </style:style>
    <style:style style:name="P605" style:parent-style-name="Textbody" style:family="paragraph">
      <style:paragraph-properties fo:margin-left="0.2958in">
        <style:tab-stops/>
      </style:paragraph-properties>
    </style:style>
    <style:style style:name="P606" style:parent-style-name="Textbody" style:family="paragraph">
      <style:paragraph-properties fo:margin-left="0.2958in">
        <style:tab-stops/>
      </style:paragraph-properties>
    </style:style>
    <style:style style:name="P607" style:parent-style-name="Textbody" style:family="paragraph">
      <style:paragraph-properties fo:margin-left="0.2958in">
        <style:tab-stops/>
      </style:paragraph-properties>
    </style:style>
    <style:style style:name="P608" style:parent-style-name="Textbody" style:family="paragraph">
      <style:paragraph-properties fo:margin-left="0.2958in">
        <style:tab-stops/>
      </style:paragraph-properties>
    </style:style>
    <style:style style:name="P609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610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611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612" style:parent-style-name="Fonteparág.padrão" style:family="text">
      <style:text-properties style:font-name="Nimbus Roman No9 L" style:font-weight-complex="bold" style:font-size-complex="11pt"/>
    </style:style>
    <style:style style:name="T613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614" style:parent-style-name="Fonteparág.padrão" style:family="text">
      <style:text-properties style:font-name="Nimbus Roman No9 L" style:font-size-complex="11pt"/>
    </style:style>
    <style:style style:name="T615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616" style:parent-style-name="Fonteparág.padrão" style:family="text">
      <style:text-properties style:font-name="Nimbus Roman No9 L" style:font-size-complex="11pt"/>
    </style:style>
    <style:style style:name="P617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618" style:parent-style-name="Standard" style:list-style-name="LFO462" style:family="paragraph">
      <style:text-properties style:font-name="Nimbus Roman No9 L" style:font-size-complex="11pt"/>
    </style:style>
    <style:style style:name="P619" style:parent-style-name="Standard" style:list-style-name="LFO462" style:family="paragraph">
      <style:text-properties style:font-name="Nimbus Roman No9 L" style:font-size-complex="11pt"/>
    </style:style>
    <style:style style:name="P620" style:parent-style-name="Standard" style:list-style-name="LFO462" style:family="paragraph">
      <style:text-properties style:font-name="Nimbus Roman No9 L" style:font-size-complex="11pt"/>
    </style:style>
    <style:style style:name="P621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622" style:parent-style-name="Standard" style:family="paragraph">
      <style:text-properties style:font-name="Nimbus Roman No9 L" style:font-size-complex="11pt"/>
    </style:style>
    <style:style style:name="P623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624" style:parent-style-name="Textbody" style:family="paragraph">
      <style:text-properties fo:font-weight="bold" style:font-weight-asian="bold"/>
    </style:style>
    <style:style style:name="T625" style:parent-style-name="Fonteparág.padrão" style:family="text">
      <style:text-properties fo:font-weight="bold" style:font-weight-asian="bold"/>
    </style:style>
    <style:style style:name="T626" style:parent-style-name="Fonteparág.padrão" style:family="text">
      <style:text-properties fo:font-weight="bold" style:font-weight-asian="bold"/>
    </style:style>
    <style:style style:name="T627" style:parent-style-name="Fonteparág.padrão" style:family="text">
      <style:text-properties fo:font-weight="bold" style:font-weight-asian="bold"/>
    </style:style>
    <style:style style:name="P628" style:parent-style-name="Textbody" style:family="paragraph">
      <style:text-properties fo:font-weight="bold" style:font-weight-asian="bold" fo:font-size="12pt" style:font-size-asian="12pt"/>
    </style:style>
    <style:style style:name="P629" style:parent-style-name="Textbody" style:list-style-name="LFO464" style:family="paragraph"/>
    <style:style style:name="P630" style:parent-style-name="Textbody" style:list-style-name="LFO464" style:family="paragraph"/>
    <style:style style:name="P631" style:parent-style-name="Textbody" style:list-style-name="LFO464" style:family="paragraph"/>
    <style:style style:name="P632" style:parent-style-name="Textbody" style:list-style-name="LFO464" style:family="paragraph"/>
    <style:style style:name="P633" style:parent-style-name="Textbody" style:list-style-name="LFO463" style:family="paragraph"/>
    <style:style style:name="T634" style:parent-style-name="Fonteparág.padrão" style:family="text">
      <style:text-properties fo:font-weight="bold" style:font-weight-asian="bold" fo:font-size="12pt" style:font-size-asian="12pt"/>
    </style:style>
    <style:style style:name="T635" style:parent-style-name="Fonteparág.padrão" style:family="text">
      <style:text-properties fo:font-weight="bold" style:font-weight-asian="bold" fo:font-size="12pt" style:font-size-asian="12pt"/>
    </style:style>
    <style:style style:name="P636" style:parent-style-name="Textbody" style:family="paragraph">
      <style:text-properties fo:font-weight="bold" style:font-weight-asian="bold"/>
    </style:style>
    <style:style style:name="P637" style:parent-style-name="Textbody" style:list-style-name="LFO462" style:family="paragraph">
      <style:paragraph-properties fo:margin-left="0.3937in">
        <style:tab-stops/>
      </style:paragraph-properties>
    </style:style>
    <style:style style:name="P638" style:parent-style-name="Textbody" style:family="paragraph">
      <style:paragraph-properties fo:margin-left="0.3937in">
        <style:tab-stops/>
      </style:paragraph-properties>
    </style:style>
    <style:style style:name="P639" style:parent-style-name="Textbody" style:family="paragraph">
      <style:text-properties fo:font-weight="bold" style:font-weight-asian="bold"/>
    </style:style>
    <style:style style:name="P640" style:parent-style-name="Textbody" style:list-style-name="LFO462" style:family="paragraph">
      <style:paragraph-properties fo:margin-left="0.3937in">
        <style:tab-stops/>
      </style:paragraph-properties>
    </style:style>
    <style:style style:name="P641" style:parent-style-name="Textbody" style:family="paragraph">
      <style:text-properties style:font-style-complex="italic" fo:color="#FF0000"/>
    </style:style>
    <style:style style:family="graphic" style:name="a2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/text:p>
      <text:p text:style-name="Standard"/>
      <text:p text:style-name="Standard"/>
      <text:p text:style-name="Standard"><text:span text:style-name="T24"><draw:connector draw:type="line" svg:x1="0.30984in" svg:y1="0.00472in" svg:x2="5.90984in" svg:y2="0.00472in" draw:z-index="251659264" draw:id="id0" draw:style-name="a2" draw:name="Conector reto 5" text:anchor-type="paragraph"><svg:title/><svg:desc/></draw:connector></text:span></text:p>
      <text:p text:style-name="titulo_capa">Especificação de Casos de Uso</text:p>
      <text:p text:style-name="P25"/>
      <text:p text:style-name="P26"/>
      <text:p text:style-name="titulo_capa_projeto">Smart Parking<text:s/></text:p>
      <text:p text:style-name="P27">Cliente: UFBA</text:p>
      <text:p text:style-name="Standard"/>
      <text:p text:style-name="P28"><text:span text:style-name="T29">Versão 1.0</text:span><text:span text:style-name="T30"><text:s/></text:span>| 25/05/2014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EstiloCentralizado">Data de Criação: 25/05/2014</text:p>
      <text:p text:style-name="EstiloCentralizado"/>
      <text:p text:style-name="EstiloCentralizado"><text:span text:style-name="T54">Responsável</text:span>:<text:s/></text:p>
      <text:p text:style-name="EstiloCentralizado">Gabriel Pita –<text:s/>Engenheiro de Requisitos<text:line-break/>gabriel.pita@ymail.com</text:p>
      <text:p text:style-name="Standard"/>
      <text:p text:style-name="P55"><draw:connector draw:type="line" svg:x1="0.30984in" svg:y1="0.10354in" svg:x2="5.90984in" svg:y2="0.10354in" draw:z-index="251658240" draw:id="id1" draw:style-name="a3" draw:name="Conector reto 7" text:anchor-type="paragraph"><svg:title/><svg:desc/></draw:connector></text:p>
      <text:soft-page-break/>
      <text:p text:style-name="P56">HISTÓRICO DE mUDANÇAS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ata</text:p>
          </table:table-cell>
          <table:table-cell table:style-name="TableCell74">
            <text:p text:style-name="P75">Versão</text:p>
          </table:table-cell>
          <table:table-cell table:style-name="TableCell76">
            <text:p text:style-name="P77">Descrição</text:p>
          </table:table-cell>
          <table:table-cell table:style-name="TableCell78">
            <text:p text:style-name="P79">Autor</text:p>
          </table:table-cell>
        </table:table-row>
        <table:table-row table:style-name="TableRow80">
          <table:table-cell table:style-name="TableCell81">
            <text:p text:style-name="P82">25/10/09</text:p>
          </table:table-cell>
          <table:table-cell table:style-name="TableCell83">
            <text:p text:style-name="Standard">1.0</text:p>
          </table:table-cell>
          <table:table-cell table:style-name="TableCell84">
            <text:p text:style-name="P85">Especificação dos casos de uso.</text:p>
          </table:table-cell>
          <table:table-cell table:style-name="TableCell86">
            <text:p text:style-name="P87">Gabriel Pita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Rodapé"/>
      <text:p text:style-name="Rodapé"/>
      <text:p text:style-name="Rodapé"/>
      <text:p text:style-name="PSC_Legenda"/>
      <text:soft-page-break/>
      <text:p text:style-name="P115">Conteúdo</text:p>
      <text:p text:style-name="P116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PSC_Referencia"/>
            <text:index-source-style text:style-name="PSC_Fluxo_Caso_Uso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117"><text:a xlink:href="#1.Introdução|outline" office:target-frame-name="_top" xlink:show="replace">1. <text:s/>Introdução<text:tab/>4</text:a></text:p>
          <text:p text:style-name="P118"><text:a xlink:href="#1.1.Visão geral deste documento|outline" office:target-frame-name="_top" xlink:show="replace">1.1 Visão geral deste documento<text:tab/>4</text:a></text:p>
          <text:p text:style-name="P119"><text:a xlink:href="#1.2.Convenções, termos e abreviações|outline" office:target-frame-name="_top" xlink:show="replace">1.2 Convenções, termos e abreviações<text:tab/>4</text:a></text:p>
          <text:p text:style-name="P120"><text:a xlink:href="#2.Diagrama de Casos de Uso|outline" office:target-frame-name="_top" xlink:show="replace">2. <text:s/>Diagrama de Casos de Uso<text:tab/>5</text:a></text:p>
          <text:p text:style-name="P121"><text:a xlink:href="#3.Atores|outline" office:target-frame-name="_top" xlink:show="replace">3. <text:s/>Atores<text:tab/>5</text:a></text:p>
          <text:p text:style-name="P122"><text:a xlink:href="#4.Casos de Uso|outline" office:target-frame-name="_top" xlink:show="replace">4. <text:s/>Casos de Uso<text:tab/>6</text:a></text:p>
          <text:p text:style-name="P123"><text:a xlink:href="#4.1.UC Acessar Sistema|outline" office:target-frame-name="_top" xlink:show="replace">4.1 UC Acessar Sistema<text:tab/>6</text:a></text:p>
          <text:p text:style-name="P124"><text:a xlink:href="#4.2.UC Realizar Compra|outline" office:target-frame-name="_top" xlink:show="replace">4.2 UC Realizar Compra<text:tab/>7</text:a></text:p>
          <text:p text:style-name="P125"><text:a xlink:href="#4.3.UC Acompanhar Pedidos|outline" office:target-frame-name="_top" xlink:show="replace">4.3 UC Acompanhar Pedidos<text:tab/>8</text:a></text:p>
          <text:p text:style-name="P126"><text:a xlink:href="#4.4.UC Comentar Obra|outline" office:target-frame-name="_top" xlink:show="replace">4.4 UC Comentar Obra<text:tab/>8</text:a></text:p>
          <text:p text:style-name="P127"><text:a xlink:href="#4.5.UC Registrar Recebimento|outline" office:target-frame-name="_top" xlink:show="replace">4.5 UC Registrar Recebimento<text:tab/>9</text:a></text:p>
          <text:p text:style-name="P128"><text:a xlink:href="#4.6.UC Avaliar Livreiro|outline" office:target-frame-name="_top" xlink:show="replace">4.6 UC Avaliar Livreiro<text:tab/>10</text:a></text:p>
          <text:p text:style-name="P129"><text:a xlink:href="#4.7.UC Acompanhar Vendas|outline" office:target-frame-name="_top" xlink:show="replace">4.7 UC Acompanhar Vendas<text:tab/>11</text:a></text:p>
          <text:p text:style-name="P130"><text:a xlink:href="#4.8.UC Registrar Envio|outline" office:target-frame-name="_top" xlink:show="replace">4.8 UC Registrar Envio<text:tab/>12</text:a></text:p>
          <text:p text:style-name="P131"><text:a xlink:href="#4.9.UC Confirmar Pagamento|outline" office:target-frame-name="_top" xlink:show="replace">4.9 UC Confirmar Pagamento<text:tab/>13</text:a></text:p>
          <text:p text:style-name="P132"><text:a xlink:href="#4.10.UC Manter Obra|outline" office:target-frame-name="_top" xlink:show="replace">4.10 UC Manter Obra<text:tab/>14</text:a></text:p>
          <text:p text:style-name="P133"><text:a xlink:href="#4.11.UC Notificar Compra|outline" office:target-frame-name="_top" xlink:show="replace">4.11 UC Notificar Compra<text:tab/>15</text:a></text:p>
          <text:p text:style-name="P134"><text:a xlink:href="#4.12.UC Notificar Venda|outline" office:target-frame-name="_top" xlink:show="replace">4.12 UC Notificar Venda<text:tab/>15</text:a></text:p>
          <text:p text:style-name="P135"><text:a xlink:href="#4.13.UC Pesquisar Obra|outline" office:target-frame-name="_top" xlink:show="replace">4.13 UC Pesquisar Obra<text:tab/>16</text:a></text:p>
          <text:p text:style-name="P136"><text:a xlink:href="#4.14.UC Solicitar Cadastro de Usuário|outline" office:target-frame-name="_top" xlink:show="replace">4.14 UC Solicitar Cadastro de Usuário<text:tab/>16</text:a></text:p>
          <text:p text:style-name="P137"><text:a xlink:href="#4.15.UC Atualizar Cadastro|outline" office:target-frame-name="_top" xlink:show="replace">4.15 UC Atualizar Cadastro<text:tab/>17</text:a></text:p>
          <text:p text:style-name="P138"><text:a xlink:href="#4.16.UC Solicitar Senha|outline" office:target-frame-name="_top" xlink:show="replace">4.16 UC Solicitar<text:s/>Senha<text:tab/>18</text:a></text:p>
          <text:p text:style-name="P139"><text:a xlink:href="#4.17.UC Registrar Log|outline" office:target-frame-name="_top" xlink:show="replace">4.17 UC Registrar Log<text:tab/>19</text:a></text:p>
          <text:p text:style-name="P140"><text:a xlink:href="#4.18.UC Detalhar Obra|outline" office:target-frame-name="_top" xlink:show="replace">4.18 UC Detalhar Obra<text:tab/>19</text:a></text:p>
          <text:p text:style-name="P141"><text:a xlink:href="#4.19.UC Gerenciar Acesso de Usuário|outline" office:target-frame-name="_top" xlink:show="replace">4.19 UC Gerenciar Acesso de Usuário<text:tab/>19</text:a></text:p>
          <text:p text:style-name="P142"><text:a xlink:href="#4.20.UC Visualizar log|outline" office:target-frame-name="_top" xlink:show="replace">4.20 UC Visualizar log<text:tab/>20</text:a></text:p>
          <text:p text:style-name="P143"><text:a xlink:href="#4.21.UC Manter Cadastro de Administrador|outline" office:target-frame-name="_top" xlink:show="replace">4.21 UC Manter Cadastro de Administrador<text:tab/>21</text:a></text:p>
          <text:p text:style-name="P144"><text:a xlink:href="#5.Referências|outline" office:target-frame-name="_top" xlink:show="replace">5. <text:s/>Referências<text:tab/>22</text:a></text:p>
        </text:index-body>
      </text:table-of-content>
      <text:p text:style-name="P145"/>
      <text:p text:style-name="P146"/>
      <text:p text:style-name="P147"/>
      <text:soft-page-break/>
      <text:h text:style-name="Título1" text:outline-level="1">Introdução</text:h>
      <text:p text:style-name="Standard">Este documento especifica os casos de uso do sistema Smart Parking (Sistema de Gerenciamento de Estacionamento), descrevendo os fluxos de eventos, entradas e saídas de cada caso de uso a ser implementado.</text:p>
      <text:h text:style-name="Título2" text:outline-level="2">Visão geral deste documento</text:h>
      <text:p text:style-name="Standard">Este documento é<text:s/>composto pelas seguintes seções:</text:p>
      <text:list text:style-name="WW8Num387">
        <text:list-item>
          <text:p text:style-name="P148"><text:span text:style-name="T149">Seção 1 – Introdução:</text:span><text:s/>apresenta o documento de casos de uso.</text:p>
        </text:list-item>
        <text:list-item>
          <text:p text:style-name="P150"><text:span text:style-name="T151">Seção 2 – Diagrama de Casos de Uso:</text:span><text:s/>apresenta o Diagrama de Casos de Uso do sistema.</text:p>
        </text:list-item>
        <text:list-item>
          <text:p text:style-name="P152"><text:span text:style-name="T153">Seção 3 – Atores:</text:span><text:s/>relaciona os atores que interagem com o sistema e apresenta<text:s/>uma breve descrição sobre cada um.</text:p>
        </text:list-item>
        <text:list-item>
          <text:p text:style-name="P154"><text:span text:style-name="T155">Seção 4 – Casos de Uso:</text:span><text:s/>relaciona a especificação dos casos de uso do sistema.</text:p>
        </text:list-item>
        <text:list-item>
          <text:p text:style-name="P156"><text:span text:style-name="T157">Seção 5 – Referências:</text:span><text:s/>referências citadas no documento ou necessárias para o entendimento do mesmo.</text:p>
        </text:list-item>
      </text:list>
      <text:h text:style-name="Título2" text:outline-level="2"><text:bookmark-start text:name="_Ref122347868"/>Convenções, termos e abreviações<text:bookmark-end text:name="_Ref122347868"/></text:h>
      <text:p text:style-name="P158">Esta seção explica o conceito de alguns termos importantes que serão mencionados no decorrer deste documento. Estes termos são descritos na tabela a seguir, estando apresentados por ordem alfabética.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rmo</text:p>
          </table:table-cell>
          <table:table-cell table:style-name="TableCell165">
            <text:p text:style-name="P166">Descrição</text:p>
          </table:table-cell>
        </table:table-row>
        <table:table-row table:style-name="TableRow167">
          <table:table-cell table:style-name="TableCell168">
            <text:p text:style-name="P169">FS</text:p>
          </table:table-cell>
          <table:table-cell table:style-name="TableCell170">
            <text:p text:style-name="P171">Abreviação para Fluxo Secundário. O fluxo<text:s/>secundário descreve as ações quando ocorrem situações adversas ou erros.</text:p>
          </table:table-cell>
        </table:table-row>
        <table:table-row table:style-name="TableRow172">
          <table:table-cell table:style-name="TableCell173">
            <text:p text:style-name="P174">SB</text:p>
          </table:table-cell>
          <table:table-cell table:style-name="TableCell175">
            <text:p text:style-name="P176">Abreviação para SubFluxo. Um subfluxo descreve as ações que devem acontecer sob uma determinada condição.</text:p>
          </table:table-cell>
        </table:table-row>
        <table:table-row table:style-name="TableRow177">
          <table:table-cell table:style-name="TableCell178">
            <text:p text:style-name="P179">Browser</text:p>
          </table:table-cell>
          <table:table-cell table:style-name="TableCell180">
            <text:p text:style-name="P181">Uma ferramenta que acessa e apresenta arquivos ou outros tipos de dados disponíveis na Internet.</text:p>
          </table:table-cell>
        </table:table-row>
        <table:table-row table:style-name="TableRow182">
          <table:table-cell table:style-name="TableCell183">
            <text:p text:style-name="P184">Campus</text:p>
          </table:table-cell>
          <table:table-cell table:style-name="TableCell185">
            <text:p text:style-name="P186">Refere-se a um local onde há uma instituição ou conjunto de instituições.</text:p>
          </table:table-cell>
        </table:table-row>
        <table:table-row table:style-name="TableRow187">
          <table:table-cell table:style-name="TableCell188">
            <text:p text:style-name="P189">Estudante</text:p>
          </table:table-cell>
          <table:table-cell table:style-name="TableCell190">
            <text:p text:style-name="P191">Usuário com o numero de matricula como login de acesso.</text:p>
          </table:table-cell>
        </table:table-row>
        <table:table-row table:style-name="TableRow192">
          <table:table-cell table:style-name="TableCell193">
            <text:p text:style-name="P194">Funcionário</text:p>
          </table:table-cell>
          <table:table-cell table:style-name="TableCell195">
            <text:p text:style-name="P196">Usuário com o código de acesso como login de acesso.</text:p>
          </table:table-cell>
        </table:table-row>
        <table:table-row table:style-name="TableRow197">
          <table:table-cell table:style-name="TableCell198">
            <text:p text:style-name="P199">Sistema<text:s/>WEB</text:p>
          </table:table-cell>
          <table:table-cell table:style-name="TableCell200">
            <text:p text:style-name="P201">Sistema online que permite o usuário acessar através da WEB a situação momentânea do estacionamento.</text:p>
          </table:table-cell>
        </table:table-row>
        <table:table-row table:style-name="TableRow202">
          <table:table-cell table:style-name="TableCell203">
            <text:p text:style-name="P204">Sistema da Portaria</text:p>
          </table:table-cell>
          <table:table-cell table:style-name="TableCell205">
            <text:p text:style-name="P206">Sistema que fica na portaria do estacionamento controlando o acesso dos usuários através do login e senha</text:p>
          </table:table-cell>
        </table:table-row>
        <table:table-row table:style-name="TableRow207">
          <table:table-cell table:style-name="TableCell208">
            <text:p text:style-name="P209">Sistema Administrativo</text:p>
          </table:table-cell>
          <table:table-cell table:style-name="TableCell210">
            <text:p text:style-name="P211">Sistema que fica na parte interna da UFBA, acessível apenas para o administrador, manter e configurar o sistema geral.</text:p>
          </table:table-cell>
        </table:table-row>
        <table:table-row table:style-name="TableRow212">
          <table:table-cell table:style-name="TableCell213">
            <text:p text:style-name="P214">CDU</text:p>
          </table:table-cell>
          <table:table-cell table:style-name="TableCell215">
            <text:p text:style-name="P216">Caso de Uso</text:p>
          </table:table-cell>
        </table:table-row>
        <table:table-row table:style-name="TableRow217">
          <table:table-cell table:style-name="TableCell218">
            <text:p text:style-name="P219">Login</text:p>
          </table:table-cell>
          <table:table-cell table:style-name="TableCell220">
            <text:p text:style-name="P221">É o numero de acesso ao sistema, podendo variar entre matricula ou código de acesso a depender do usuário.<text:s/>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Standard"/>
      <text:h text:style-name="Título1" text:outline-level="1">Diagrama de Casos de Uso</text:h>
      <text:p text:style-name="Standard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Imagem do Diagrama.</text:p>
          </table:table-cell>
        </table:table-row>
      </table:table>
      <text:h text:style-name="Título1" text:outline-level="1">Atores</text:h>
      <text:p text:style-name="Standard"/>
      <text:p text:style-name="Standard">A tabela abaixo apresenta a descrição dos atores que interagem com o sistema.</text:p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Ator</text:p>
          </table:table-cell>
          <table:table-cell table:style-name="TableCell248">
            <text:p text:style-name="P249">Descrição</text:p>
          </table:table-cell>
        </table:table-row>
        <table:table-row table:style-name="TableRow250">
          <table:table-cell table:style-name="TableCell251">
            <text:p text:style-name="P252">Administrador</text:p>
          </table:table-cell>
          <table:table-cell table:style-name="TableCell253">
            <text:p text:style-name="P254">É aquele que tem permissão para configurar o sistema, fazer manutenção das vagas e<text:s/>dos usuários.</text:p>
          </table:table-cell>
        </table:table-row>
        <table:table-row table:style-name="TableRow255">
          <table:table-cell table:style-name="TableCell256">
            <text:p text:style-name="P257">Usuário</text:p>
          </table:table-cell>
          <table:table-cell table:style-name="TableCell258">
            <text:p text:style-name="P259">É o usuário que acessa o sistema da portaria com a intenção de estacionar em uma das vagas disponíveis.<text:s/></text:p>
          </table:table-cell>
        </table:table-row>
        <table:table-row table:style-name="TableRow260">
          <table:table-cell table:style-name="TableCell261">
            <text:p text:style-name="P262">Usuário WEB</text:p>
          </table:table-cell>
          <table:table-cell table:style-name="TableCell263">
            <text:p text:style-name="P264">É o usuário que acessa o sistema Web com a intenção de verificar quantas vagas disponíveis existem no<text:s/>estacionamento naquele momento ou alterar sua senha no sistema.<text:s/></text:p>
          </table:table-cell>
        </table:table-row>
      </table:table>
      <text:h text:style-name="Título1" text:outline-level="1">Casos de Uso</text:h>
      <text:h text:style-name="Título2" text:outline-level="2">CDU Acessar Sistema da Portaria</text:h>
      <text:p text:style-name="HorizontalLine"/>
      <text:p text:style-name="Textbody"><text:span text:style-name="T265">Descrição:<text:s/></text:span>Este caso de uso permite o acesso do usuário ao sistema, criando sua sessão com as devidas permissões. Possibilitando que o usuário escolha a vaga que deseja estacionar.<text:s/></text:p>
      <text:p text:style-name="Textbody"><text:span text:style-name="T266">Atores:</text:span><text:s/>Usuário</text:p>
      <text:p text:style-name="Textbody"><text:span text:style-name="T267">Pré-condições</text:span>: O usuário deve estar cadastrado no sistema.</text:p>
      <text:p text:style-name="Textbody"><text:span text:style-name="T268">Pós-condições</text:span>: Usuário logado no sistema com suas devidas restrições de acesso.</text:p>
      <text:p text:style-name="P269"><text:bookmark-start text:name="_Toc4755090142"/><text:bookmark-start text:name="_Toc4755074082"/><text:bookmark-start text:name="_Toc4680860552"/><text:bookmark-start text:name="_Toc4674952472"/><text:bookmark-start text:name="_Toc4674948772"/><text:bookmark-start text:name="_Toc4674777252"/><text:bookmark-start text:name="_Toc4674739862"/><text:bookmark-end text:name="_Toc4755090142"/><text:bookmark-end text:name="_Toc4755074082"/><text:bookmark-end text:name="_Toc4680860552"/><text:bookmark-end text:name="_Toc4674952472"/><text:bookmark-end text:name="_Toc4674948772"/><text:bookmark-end text:name="_Toc4674777252"/><text:bookmark-end text:name="_Toc4674739862"/>Fluxo de eventos principal</text:p>
      <text:list text:style-name="LFO428" text:continue-numbering="true">
        <text:list-item>
          <text:p text:style-name="P270">O usuário para o carro na porta do estacionamento e se dirige para o sistema.<text:s/></text:p>
        </text:list-item>
        <text:list-item>
          <text:p text:style-name="P271">O sistema apresenta a página inicial com o formulário de acesso com os campos: “login” e “senha”.</text:p>
        </text:list-item>
        <text:list-item>
          <text:p text:style-name="P272">O usuário preenche os campos “login”, “senha” e aciona a opção “Acessar”. [FS001][FS002]<text:s/></text:p>
        </text:list-item>
        <text:list-item>
          <text:p text:style-name="P273">O sistema verifica os<text:s/>dados do usuário, apresenta a mensagem “Login efetuado com sucesso” e cria a sessão do usuário com suas permissões de acesso a partir de seu tipo.</text:p>
        </text:list-item>
        <text:list-item>
          <text:p text:style-name="P274">O fluxo principal é finalizado.</text:p>
        </text:list-item>
      </text:list>
      <text:p text:style-name="P275"/>
      <text:p text:style-name="Textbody"><text:bookmark-start text:name="_Toc4755090152"/><text:bookmark-start text:name="_Toc4755074092"/><text:bookmark-start text:name="_Toc4680860562"/><text:bookmark-start text:name="_Toc4674952482"/><text:bookmark-start text:name="_Toc4674948782"/><text:bookmark-start text:name="_Toc4674777262"/><text:bookmark-start text:name="_Toc4674739872"/><text:bookmark-end text:name="_Toc4755090152"/><text:bookmark-end text:name="_Toc4755074092"/><text:bookmark-end text:name="_Toc4680860562"/><text:bookmark-end text:name="_Toc4674952482"/><text:bookmark-end text:name="_Toc4674948782"/><text:bookmark-end text:name="_Toc4674777262"/><text:bookmark-end text:name="_Toc4674739872"/><text:span text:style-name="T276">Fluxos secundários</text:span><text:s/><text:span text:style-name="T277">(alternativos e de exceção)</text:span></text:p>
      <text:p text:style-name="Textbody"><text:bookmark-start text:name="_Toc4674952492"/><text:bookmark-start text:name="_Toc4674948792"/><text:bookmark-end text:name="_Toc4674952492"/><text:bookmark-end text:name="_Toc4674948792"/><text:soft-page-break/> <text:span text:style-name="T278">[FS001] &lt;nome do campo&gt; não </text:span><text:span text:style-name="T279"><text:s/>foi preenchido. Por favor, indique um valor.</text:span></text:p>
      <text:list text:style-name="LFO429" text:continue-numbering="true">
        <text:list-item>
          <text:p text:style-name="P280">Caso o usuário não indique um valor para o(s) campo(s) obrigatórios “Login” e “Senha”, o sistema apresenta esta mensagem de alerta.</text:p>
        </text:list-item>
        <text:list-item>
          <text:p text:style-name="P281"><text:span text:style-name="T282">O usuário indica um valor para o campo em questão.</text:span></text:p>
        </text:list-item>
      </text:list>
      <text:p text:style-name="P283"/>
      <text:p text:style-name="Textbody"> <text:span text:style-name="T284">[FS002] Login e/ou Senha<text:s/></text:span><text:span text:style-name="T285">inválido(s).</text:span></text:p>
      <text:list text:style-name="LFO429">
        <text:list-item text:start-value="1">
          <text:p text:style-name="P286">Caso o sistema verifique que o login e/ou senha informados são inválidos ou o login informado não está cadastrado no sistema, o sistema apresenta a mensagem: “Usuário e/ou Senha inválido(s)”.</text:p>
        </text:list-item>
        <text:list-item>
          <text:p text:style-name="P287"><text:span text:style-name="T288">O usuário indica um valor válido para o campo em qu</text:span><text:span text:style-name="T289">estão.</text:span></text:p>
        </text:list-item>
      </text:list>
      <text:p text:style-name="P290"/>
      <text:h text:style-name="Título2" text:outline-level="2">CDU Acessar Sistema Administrativo</text:h>
      <text:p text:style-name="HorizontalLine"/>
      <text:p text:style-name="Textbody"><text:bookmark-start text:name="_Toc4674777231"/><text:bookmark-start text:name="_Toc4674739841"/><text:bookmark-start text:name="_Toc4755090141"/><text:bookmark-start text:name="_Toc4755074081"/><text:bookmark-start text:name="_Toc4680860551"/><text:bookmark-start text:name="_Toc4674952471"/><text:bookmark-start text:name="_Toc4674948771"/><text:bookmark-start text:name="_Toc4674777251"/><text:bookmark-start text:name="_Toc4674739861"/><text:bookmark-end text:name="_Toc4674777231"/><text:bookmark-end text:name="_Toc4674739841"/><text:bookmark-end text:name="_Toc4755090141"/><text:bookmark-end text:name="_Toc4755074081"/><text:bookmark-end text:name="_Toc4680860551"/><text:bookmark-end text:name="_Toc4674952471"/><text:bookmark-end text:name="_Toc4674948771"/><text:bookmark-end text:name="_Toc4674777251"/><text:bookmark-end text:name="_Toc4674739861"/><text:span text:style-name="T291">Descrição:<text:s/></text:span>Este caso de uso permite o acesso do administrador ao sistema administrativo, criando sua sessão com as devidas permissões.</text:p>
      <text:p text:style-name="Textbody"><text:span text:style-name="T292">Atores:</text:span><text:s/>Administrador</text:p>
      <text:p text:style-name="Textbody"><text:span text:style-name="T293">Pré-condições</text:span>: O administrador deve estar cadastrado no<text:s/>sistema.</text:p>
      <text:p text:style-name="Textbody"><text:span text:style-name="T294">Pós-condições</text:span>: Administrador logado no sistema com suas devidas permissões de acesso.</text:p>
      <text:p text:style-name="P295">Fluxo de eventos principal</text:p>
      <text:list text:style-name="LFO428">
        <text:list-item text:start-value="1">
          <text:p text:style-name="P296">O administrador acessa o sistema de a partir de um computador.</text:p>
        </text:list-item>
        <text:list-item>
          <text:p text:style-name="P297">O Sistema solicita que o administrador informe o login e a senha<text:s/></text:p>
        </text:list-item>
        <text:list-item>
          <text:p text:style-name="P298">O administrador preenche os campos “login”, “senha” e aciona a opção “Acessar”. [FS001] [FS002] [SB001]</text:p>
        </text:list-item>
        <text:list-item>
          <text:p text:style-name="P299">O sistema verifica os dados do usuário, apresenta a mensagem “Login efetuado com sucesso” e cria a sessão do usuário com suas permissões de acesso a partir<text:s/>de seu tipo.</text:p>
        </text:list-item>
        <text:list-item>
          <text:p text:style-name="P300">O fluxo principal é finalizado.</text:p>
        </text:list-item>
      </text:list>
      <text:p text:style-name="Textbody"/>
      <text:p text:style-name="P301">[SB001] Solicitar envio de senha</text:p>
      <text:list text:style-name="LFO432" text:continue-numbering="true">
        <text:list-item>
          <text:p text:style-name="P302"><text:span text:style-name="T303">O sistema aciona o caso de uso “Solicitar Senha”.</text:span></text:p>
        </text:list-item>
      </text:list>
      <text:p text:style-name="P304"><text:bookmark-start text:name="_Toc4755090151"/><text:bookmark-start text:name="_Toc4755074091"/><text:bookmark-start text:name="_Toc4680860561"/><text:bookmark-start text:name="_Toc4674952481"/><text:bookmark-start text:name="_Toc4674948781"/><text:bookmark-start text:name="_Toc4674777261"/><text:bookmark-start text:name="_Toc4674739871"/><text:bookmark-end text:name="_Toc4755090151"/><text:bookmark-end text:name="_Toc4755074091"/><text:bookmark-end text:name="_Toc4680860561"/><text:bookmark-end text:name="_Toc4674952481"/><text:bookmark-end text:name="_Toc4674948781"/><text:bookmark-end text:name="_Toc4674777261"/><text:bookmark-end text:name="_Toc4674739871"/></text:p>
      <text:p text:style-name="Textbody"><text:span text:style-name="T305">Fluxos secundários</text:span><text:s/><text:span text:style-name="T306">(alternativos e de exceção)</text:span></text:p>
      <text:p text:style-name="Textbody"> <text:span text:style-name="T307">[FS001] &lt;nome do campo&gt;</text:span><text:span text:style-name="T308"><text:s/>não  foi preenchido. Por favor, indique um valor.</text:span></text:p>
      <text:list text:style-name="LFO433" text:continue-numbering="true">
        <text:list-item>
          <text:p text:style-name="P309">Caso o administrador não indique um valor para o(s) campo(s) obrigatórios “Login” e “Senha”, o sistema apresenta esta mensagem de alerta.</text:p>
        </text:list-item>
        <text:list-item>
          <text:p text:style-name="P310"><text:span text:style-name="T311">O administrador indica um valor para o campo em questão.</text:span></text:p>
        </text:list-item>
      </text:list>
      <text:p text:style-name="Textbody"/>
      <text:p text:style-name="Textbody"><text:bookmark-start text:name="_Toc4674952491"/><text:bookmark-start text:name="_Toc4674948791"/><text:bookmark-end text:name="_Toc4674952491"/><text:bookmark-end text:name="_Toc4674948791"/> <text:span text:style-name="T312">[FS002]<text:s/></text:span><text:span text:style-name="T313">Login e/ou Senha inválido(s).</text:span></text:p>
      <text:soft-page-break/>
      <text:list text:style-name="LFO434" text:continue-numbering="true">
        <text:list-item>
          <text:p text:style-name="P314">Caso o sistema verifique que o login e/ou senha informados são inválidos ou o login informado não está cadastrado no sistema, o sistema apresenta a mensagem: “Login e/ou Senha inválido(s)”.</text:p>
        </text:list-item>
        <text:list-item>
          <text:p text:style-name="P315"><text:span text:style-name="T316">O adminitrador indica um valor válid</text:span><text:span text:style-name="T317">o para o campo em questão.</text:span></text:p>
        </text:list-item>
      </text:list>
      <text:p text:style-name="P318"/>
      <text:h text:style-name="Título2" text:outline-level="2">CDU Acessar Sistema WEB</text:h>
      <text:p text:style-name="HorizontalLine"/>
      <text:p text:style-name="Textbody"><text:span text:style-name="T319">Descrição:<text:s/></text:span>Este caso de uso permite o acesso do usuário, através de uma plataforma WEB, criando sua sessão com as devidas restrições e permissões.</text:p>
      <text:p text:style-name="Textbody"><text:span text:style-name="T320">Atores:<text:s/></text:span>Usuário Web.</text:p>
      <text:p text:style-name="Textbody"><text:span text:style-name="T321">Pré-condições</text:span>: O usuário deve ter<text:s/>cadastro no sistema.</text:p>
      <text:p text:style-name="Textbody"><text:span text:style-name="T322">Pós-condições</text:span>:<text:s/><text:bookmark-start text:name="_Toc475509014"/><text:bookmark-start text:name="_Toc475507408"/><text:bookmark-start text:name="_Toc468086055"/><text:bookmark-start text:name="_Toc467495247"/><text:bookmark-start text:name="_Toc467494877"/><text:bookmark-start text:name="_Toc467477725"/><text:bookmark-start text:name="_Toc467473986"/><text:bookmark-end text:name="_Toc475509014"/><text:bookmark-end text:name="_Toc475507408"/><text:bookmark-end text:name="_Toc468086055"/><text:bookmark-end text:name="_Toc467495247"/><text:bookmark-end text:name="_Toc467494877"/><text:bookmark-end text:name="_Toc467477725"/><text:bookmark-end text:name="_Toc467473986"/>O usuário visualiza as vagas disponíveis no estacionamento.</text:p>
      <text:p text:style-name="P323">Fluxo de eventos principal</text:p>
      <text:list text:style-name="LFO428">
        <text:list-item text:start-value="1">
          <text:p text:style-name="P324">O usuário Web informa a url do sistema no navegador.</text:p>
        </text:list-item>
        <text:list-item>
          <text:p text:style-name="P325">O Sistema solicita que o usuário web informe o login e a senha. [SB001]</text:p>
        </text:list-item>
        <text:list-item>
          <text:p text:style-name="P326">O Usuário Web preenche os campos “login”, “senha” e aciona a opção “Acessar”. [FS001][FS002] [SB002]</text:p>
        </text:list-item>
        <text:list-item>
          <text:p text:style-name="P327">O fluxo principal é finalizado.</text:p>
        </text:list-item>
      </text:list>
      <text:p text:style-name="P328"/>
      <text:p text:style-name="P329">[SB001] Solicitar envio de senha</text:p>
      <text:list text:style-name="LFO436" text:continue-numbering="true">
        <text:list-item>
          <text:p text:style-name="P330">O sistema aciona o caso de uso “Solicitar Senha”.</text:p>
        </text:list-item>
      </text:list>
      <text:p text:style-name="P331"/>
      <text:p text:style-name="Textbody"><text:span text:style-name="T332">Fluxos secundários</text:span><text:s/><text:span text:style-name="T333">(alternativos e de exceção)</text:span></text:p>
      <text:p text:style-name="Textbody"> <text:span text:style-name="T334">[FS001] &lt;nome do campo&gt;</text:span><text:span text:style-name="T335"><text:s/>não  foi preenchido. Por favor, indique um valor.</text:span></text:p>
      <text:list text:style-name="LFO437" text:continue-numbering="true">
        <text:list-item>
          <text:p text:style-name="P336">Caso o usuário não indique um valor para o(s) campo(s) obrigatórios “Login” e “Senha”, o sistema apresenta esta mensagem de alerta.</text:p>
        </text:list-item>
        <text:list-item>
          <text:p text:style-name="P337"><text:span text:style-name="T338">O usuário indica um valor para o campo em questão.</text:span></text:p>
        </text:list-item>
      </text:list>
      <text:p text:style-name="P339"/>
      <text:p text:style-name="Textbody"> <text:span text:style-name="T340">[FS002] Login e/ou S</text:span><text:span text:style-name="T341">enha inválido(s).</text:span></text:p>
      <text:list text:style-name="LFO437">
        <text:list-item text:start-value="1">
          <text:p text:style-name="P342">Caso o sistema verifique que o login e/ou senha informados são inválidos ou o login informado não está cadastrado no sistema, o sistema apresenta a mensagem: “Login e/ou Senha inválido(s)”.</text:p>
        </text:list-item>
        <text:list-item>
          <text:p text:style-name="P343"><text:span text:style-name="T344">O usuário indica um valor válido para o campo em</text:span><text:span text:style-name="T345"><text:s/>questão.</text:span></text:p>
        </text:list-item>
      </text:list>
      <text:p text:style-name="Textbody"/>
      <text:h text:style-name="Título2" text:outline-level="2">CDU Manter Usuário</text:h>
      <text:p text:style-name="HorizontalLine"/>
      <text:p text:style-name="Textbody"><text:span text:style-name="T346">Descrição:</text:span><text:s/>O administrador cria, edita, exclui e busca um usuário.</text:p>
      <text:soft-page-break/>
      <text:p text:style-name="Textbody"><text:span text:style-name="T347">Atores:<text:s/></text:span>Administrador.</text:p>
      <text:p text:style-name="Textbody"><text:span text:style-name="T348">Pré-condições</text:span>: O administrador deve estar logado no sistema.</text:p>
      <text:p text:style-name="Textbody"><text:span text:style-name="T349">Pós-condições</text:span>: Usuário registrado no sistema.</text:p>
      <text:p text:style-name="P350">Fluxo de eventos principal</text:p>
      <text:list text:style-name="LFO439" text:continue-numbering="true">
        <text:list-item>
          <text:p text:style-name="P351">O<text:s/>Sistema abre a seção do administrador (página inicial) com as seguintes opções para serem escolhidas: Vagas, Usuários, Históricos, Minha Conta, Sair.</text:p>
        </text:list-item>
        <text:list-item>
          <text:p text:style-name="P352">O administrador aciona a opção “Usuários”.</text:p>
        </text:list-item>
        <text:list-item>
          <text:p text:style-name="P353">O sistema apresenta a lista de usuários cadastrados com as<text:s/>informações: nome completo, cpf, matriculo ou código de acesso, curso/cargo e a opção “Cadastrar Usuário”. [SB001] [SB002] [SB003] [FS002].</text:p>
        </text:list-item>
        <text:list-item>
          <text:p text:style-name="P354">O usuário aciona a opção “Cadastrar Usuário”.</text:p>
        </text:list-item>
        <text:list-item>
          <text:p text:style-name="P355">O sistema apresenta os campos: Nome completo, CPF, Matrícula/Código de<text:s/>acesso, Curso/Cargo,<text:s/>E-mail,<text:s/>Senha, Opções (Portador de deficiência, estudante, funcionário, professor) [SB004].</text:p>
        </text:list-item>
        <text:list-item>
          <text:p text:style-name="P356"><text:s/>O administrador preenche todos os campos (todos os campos são obrigatórios) e aciona a opção “Confirmar”. [FS001][FS003]</text:p>
        </text:list-item>
        <text:list-item>
          <text:p text:style-name="P357">O sistema grava os dados, e<text:s/>apresenta a mensagem “Usuário cadastrado com sucesso” e atualiza a lista de usuário no Banco de Dados.</text:p>
        </text:list-item>
        <text:list-item>
          <text:p text:style-name="P358">O fluxo principal é finalizado.</text:p>
        </text:list-item>
      </text:list>
      <text:p text:style-name="P359"/>
      <text:p text:style-name="P360">[SB001] Alterar Usuário</text:p>
      <text:list text:style-name="LFO440" text:continue-numbering="true">
        <text:list-item>
          <text:list>
            <text:list-item>
              <text:p text:style-name="P361">O administrador seleciona um usuário e aciona a opção “Alterar”.</text:p>
            </text:list-item>
            <text:list-item>
              <text:p text:style-name="P362">O sistema apresenta os campos para alteração com os dados cadastrados para o usuário selecionado Nome completo, CPF, Matrícula/Código de acesso, Curso/Cargo, E-mail, Senha, Opções (Portador de deficiência, estudante, funcionário, professor) e a opção “Salvar”. [SB004]</text:p>
            </text:list-item>
            <text:list-item>
              <text:p text:style-name="P363">O usuário altera os campos desejados e aciona a opção “Salvar”. [FS001][FS003]</text:p>
            </text:list-item>
            <text:list-item>
              <text:p text:style-name="P364">O sistema altera os dados do usuário, apresenta a mensagem “Dados do usuário alterados com sucesso!” e apresenta a lista de usuários do sistema atualizada.</text:p>
            </text:list-item>
            <text:list-item>
              <text:p text:style-name="P365">O subfluxo é finalizado.</text:p>
            </text:list-item>
          </text:list>
        </text:list-item>
      </text:list>
      <text:p text:style-name="P366"/>
      <text:p text:style-name="Textbody"><text:span text:style-name="T367">[SB002]<text:s/></text:span><text:span text:style-name="T368">Excluir Usuário</text:span></text:p>
      <text:list text:style-name="LFO441">
        <text:list-item text:start-value="1">
          <text:p text:style-name="P369">O administrador seleciona um usuário desejado e aciona a opção “Excluir”.</text:p>
        </text:list-item>
        <text:list-item>
          <text:p text:style-name="P370">O sistema solicita a confirmação da exclusão. [SB004]</text:p>
        </text:list-item>
        <text:list-item>
          <text:p text:style-name="P371">O administrador aciona a opção para confirmar a exclusão do usuário.</text:p>
        </text:list-item>
        <text:list-item>
          <text:p text:style-name="P372">O sistema excluir o usuário selecionado do<text:s/>sistema e apresenta a mensagem “usuário excluído do sistema com sucesso”.</text:p>
        </text:list-item>
        <text:list-item>
          <text:p text:style-name="P373">O subfluxo é finalizado.</text:p>
        </text:list-item>
      </text:list>
      <text:p text:style-name="P374"/>
      <text:p text:style-name="P375">[SB003] Histórico do Usuário</text:p>
      <text:soft-page-break/>
      <text:p text:style-name="P376">1.<text:tab/>O administrador seleciona um usuário desejado e aciona a opção “Histórico”.</text:p>
      <text:p text:style-name="P377">2.<text:tab/>O sistema solicita a confirmação do histórico<text:s/>para o usuário selecionado. [SB004]</text:p>
      <text:p text:style-name="P378">3.<text:tab/>O administrador aciona a opção para confirmar a visualização do histórico do usuário.</text:p>
      <text:p text:style-name="P379">4.<text:tab/>O sistema emite o histórico para o usuário selecionado e apresenta a mensagem “Histórico criado com sucesso”.</text:p>
      <text:p text:style-name="P380">5.<text:tab/>O subfluxo é<text:s/>finalizado.</text:p>
      <text:p text:style-name="P381"/>
      <text:p text:style-name="P382">[SB004] Cancelar</text:p>
      <text:list text:style-name="LFO443" text:continue-numbering="true">
        <text:list-item>
          <text:list>
            <text:list-item>
              <text:p text:style-name="P383">Caso o usuário opte por abortar a operação atual, ele deve clicar na opção “Cancelar” para cancelar esta operação.</text:p>
            </text:list-item>
            <text:list-item>
              <text:p text:style-name="P384">O sistema aborta esta operação e volta à página inicial.</text:p>
            </text:list-item>
          </text:list>
        </text:list-item>
      </text:list>
      <text:p text:style-name="P385"/>
      <text:p text:style-name="Textbody"><text:bookmark-start text:name="_Toc475509015111221"/><text:bookmark-start text:name="_Toc475507409111221"/><text:bookmark-start text:name="_Toc468086056111221"/><text:bookmark-start text:name="_Toc467495248111221"/><text:bookmark-start text:name="_Toc467494878111221"/><text:bookmark-start text:name="_Toc467477726111221"/><text:bookmark-start text:name="_Toc467473987111221"/><text:bookmark-end text:name="_Toc475509015111221"/><text:bookmark-end text:name="_Toc475507409111221"/><text:bookmark-end text:name="_Toc468086056111221"/><text:bookmark-end text:name="_Toc467495248111221"/><text:bookmark-end text:name="_Toc467494878111221"/><text:bookmark-end text:name="_Toc467477726111221"/><text:bookmark-end text:name="_Toc467473987111221"/><text:span text:style-name="T386">Fluxos secundários</text:span><text:s/><text:span text:style-name="T387">(alternativos e de exceção)</text:span></text:p>
      <text:p text:style-name="Textbody"><text:bookmark-start text:name="_Toc467495249111221"/><text:bookmark-start text:name="_Toc467494879111221"/><text:bookmark-end text:name="_Toc467495249111221"/><text:bookmark-end text:name="_Toc467494879111221"/> <text:span text:style-name="T388">[FS00</text:span><text:span text:style-name="T389">1] &lt;nome do campo&gt; não  foi preenchido. Por favor, indique um valor.</text:span></text:p>
      <text:list text:style-name="LFO444" text:continue-numbering="true">
        <text:list-item>
          <text:p text:style-name="P390">Caso o usuário não indique um valor para o(s) campo(s) obrigatório, o sistema apresenta esta mensagem de alerta.</text:p>
        </text:list-item>
        <text:list-item>
          <text:p text:style-name="P391">O<text:span text:style-name="T392"><text:s/></text:span>usuário indica um valor para o campo em questão.</text:p>
        </text:list-item>
      </text:list>
      <text:p text:style-name="Standard"><text:span text:style-name="T393">[FS002] Nenhum usuário<text:s/></text:span><text:span text:style-name="T394">cadastrado no sistema.</text:span></text:p>
      <text:list text:style-name="LFO445" text:continue-numbering="true">
        <text:list-item>
          <text:p text:style-name="P395">O sistema verifica que não existem usuários cadastrados até o momento e apresenta a mensagem: “Nenhum usuário cadastrado no sistema” e aguarda ação do administrador.</text:p>
        </text:list-item>
      </text:list>
      <text:p text:style-name="Textbody"><text:span text:style-name="T396">[FS003]</text:span> <text:span text:style-name="T397">&lt;nome do campo&gt; não  foi preenchido corretamente. Por favor</text:span><text:span text:style-name="T398">, indique um valor válido.</text:span></text:p>
      <text:list text:style-name="LFO446" text:continue-numbering="true">
        <text:list-item>
          <text:p text:style-name="P399">Caso o administrador indique um valor incorreto e/ou inválido para o(s) campo(s) obrigatório, o sistema apresenta esta mensagem de alerta.</text:p>
        </text:list-item>
        <text:list-item>
          <text:p text:style-name="P400"><text:span text:style-name="T401">O</text:span><text:span text:style-name="T402"><text:s/></text:span><text:span text:style-name="T403">usuário indica um novo valor para o campo em questão.</text:span></text:p>
        </text:list-item>
      </text:list>
      <text:p text:style-name="Textbody"/>
      <text:p text:style-name="P404"/>
      <text:h text:style-name="Título2" text:outline-level="2">UC Atualizar Cadastro</text:h>
      <text:p text:style-name="P405"/>
      <text:p text:style-name="Standard"><text:span text:style-name="T406">Descrição:</text:span><text:span text:style-name="T407"><text:s/></text:span><text:span text:style-name="T408">O usuário<text:s/></text:span><text:span text:style-name="T409">consegue atualizar sua senha de acesso ao sistema da portaria.</text:span></text:p>
      <text:p text:style-name="Standard"><text:span text:style-name="T410">Atores:<text:s/></text:span><text:span text:style-name="T411">Usuário Web</text:span></text:p>
      <text:p text:style-name="Standard"><text:span text:style-name="T412">Pré-condições:<text:s/></text:span><text:span text:style-name="T413">Usuário Web</text:span><text:span text:style-name="T414"><text:s/></text:span><text:span text:style-name="T415">estar logado no sitema Web.</text:span></text:p>
      <text:p text:style-name="Standard"><text:span text:style-name="T416">Pós-condições:<text:s/></text:span><text:span text:style-name="T417">Dados do usuário alterados no sistema.</text:span></text:p>
      <text:p text:style-name="P418">Fluxo de eventos principal</text:p>
      <text:list text:style-name="LFO447" text:continue-numbering="true">
        <text:list-item>
          <text:p text:style-name="P419">O Sistema abre sua página inicial com as informações sobre o estacionamento da UFBA e a<text:s/>opções: Alterar Senha e Sair.</text:p>
        </text:list-item>
        <text:list-item>
          <text:p text:style-name="P420">O Usuário aciona a opção “Alterar Senha”.</text:p>
        </text:list-item>
        <text:list-item>
          <text:p text:style-name="P421">O sistema apresenta os campos para serem preenchidos: “Senha Atual”, “Nova Senha”, “Repetir Nova Senha”.</text:p>
        </text:list-item>
        <text:list-item>
          <text:p text:style-name="P422">O usuário altera os dados desejados e aciona a opção “Salvar” [FS001]<text:s/>[FS002]</text:p>
        </text:list-item>
        <text:list-item>
          <text:p text:style-name="P423">Fim do Caso de Uso.</text:p>
        </text:list-item>
      </text:list>
      <text:p text:style-name="P424"/>
      <text:p text:style-name="P425">Fluxos secundários (alternativos e de exceção)</text:p>
      <text:p text:style-name="Textbody"> <text:span text:style-name="T426">[FS001]<text:s/></text:span> <text:span text:style-name="T427">&lt;nome do campo&gt; não  foi preenchido. Por favor, indique um valor.</text:span></text:p>
      <text:list text:style-name="LFO448" text:continue-numbering="true">
        <text:list-item>
          <text:p text:style-name="P428">Caso o usuário não indique um valor para o(s) campo(s) obrigatório, o sistema apresenta esta mensagem de alerta.</text:p>
        </text:list-item>
        <text:list-item>
          <text:p text:style-name="P429"><text:span text:style-name="T430">O</text:span><text:span text:style-name="T431"><text:s/></text:span><text:span text:style-name="T432">usuário indica um valor para o campo em questão.</text:span></text:p>
        </text:list-item>
      </text:list>
      <text:p text:style-name="P433"/>
      <text:p text:style-name="Textbody"><text:span text:style-name="T434">[FS002]</text:span> <text:span text:style-name="T435">&lt;nome do campo&gt; não  foi preenchido corretamente. Por favor, indique um valor válido.</text:span></text:p>
      <text:list text:style-name="LFO446" text:continue-numbering="true">
        <text:list-item>
          <text:p text:style-name="P436">Caso o usuário indique um valor incorreto e/ou inválido para o(s) campo(s) obrigatório, o sistema apresenta esta mensagem de alerta.</text:p>
        </text:list-item>
        <text:list-item>
          <text:p text:style-name="P437"><text:span text:style-name="T438">O</text:span><text:span text:style-name="T439"><text:s/></text:span><text:span text:style-name="T440">usuário indica um novo valor para o campo em questão.</text:span></text:p>
        </text:list-item>
      </text:list>
      <text:p text:style-name="P441"/>
      <text:h text:style-name="Título2" text:outline-level="2">UC Manter Administrador</text:h>
      <text:p text:style-name="P442"/>
      <text:p text:style-name="P443">Descrição:</text:p>
      <text:p text:style-name="Standard"><text:span text:style-name="T444">Atores:<text:s/></text:span><text:span text:style-name="T445">Administrador</text:span></text:p>
      <text:p text:style-name="Standard"><text:span text:style-name="T446">Pré-condições:<text:s/></text:span>Administrador deve estar logado no sistema administrativo.</text:p>
      <text:p text:style-name="Standard"><text:span text:style-name="T447">Pós-condições:</text:span><text:s/>Novo administrador cadastrado<text:s/>no sistema.</text:p>
      <text:p text:style-name="Standard"/>
      <text:p text:style-name="P448">Fluxo de eventos principal</text:p>
      <text:p text:style-name="Standard"/>
      <text:list text:style-name="LFO449" text:continue-numbering="true">
        <text:list-item>
          <text:p text:style-name="P449">O Sistema abre a seção do administrador. [SB001], [SB002].</text:p>
        </text:list-item>
        <text:list-item>
          <text:p text:style-name="P450">O administrador aciona a opção “Cadastrar Novo Administrador”.</text:p>
        </text:list-item>
        <text:list-item>
          <text:p text:style-name="P451">O sistema apresenta um formulário com os seguintes campos para serem preenchidos: nome<text:s/>completo, cpf, matriculo ou código de acesso, curso/cargo e a opção “Cadastrar Administrador”. [SB003]</text:p>
        </text:list-item>
        <text:list-item>
          <text:p text:style-name="P452">O administrador preenche todos os campos (todos os campos são obrigatórios) e aciona a opção “Confirmar”. [FS001][FS002]</text:p>
        </text:list-item>
        <text:list-item>
          <text:p text:style-name="P453">O sistema grava os dados, e apresenta a mensagem “Administrador cadastrado com sucesso” e atualiza a lista de usuário no Banco de Dados.</text:p>
        </text:list-item>
        <text:list-item>
          <text:p text:style-name="P454">Fim do Caso de Uso.</text:p>
        </text:list-item>
      </text:list>
      <text:p text:style-name="Standard"/>
      <text:p text:style-name="P455">[SB001] Alterar dados de administrador</text:p>
      <text:p text:style-name="P456"/>
      <text:list text:style-name="LFO450" text:continue-numbering="true">
        <text:list-item>
          <text:p text:style-name="P457">O administrador aciona a opção de Alteração de Dados no painel de Administração.</text:p>
        </text:list-item>
        <text:list-item>
          <text:p text:style-name="P458">O sistema<text:s/>exibe os dados cadastrados em formulário para alteração.</text:p>
        </text:list-item>
        <text:list-item>
          <text:p text:style-name="P459">O administrador altera seus dados e confirma as informações.</text:p>
        </text:list-item>
        <text:list-item>
          <text:p text:style-name="P460">O sistema solicita que o usuário digite sua senha.</text:p>
        </text:list-item>
        <text:list-item>
          <text:p text:style-name="P461">O sistema atualiza os dados do administrador com as informações informadas.</text:p>
        </text:list-item>
        <text:list-item>
          <text:p text:style-name="P462">Fim do Sub-fluxo.</text:p>
        </text:list-item>
      </text:list>
      <text:p text:style-name="Standard"/>
      <text:p text:style-name="P463">[SB002] Alterar senha de administrador</text:p>
      <text:p text:style-name="Standard"/>
      <text:list text:style-name="LFO451" text:continue-numbering="true">
        <text:list-item>
          <text:p text:style-name="P464">O usuário aciona a opção de alteração de senha.</text:p>
        </text:list-item>
        <text:list-item>
          <text:p text:style-name="P465">O sistema solicita a senha atual a nova senha e a confirmação da nova senha.</text:p>
        </text:list-item>
        <text:list-item>
          <text:p text:style-name="P466">O usuário registra e envia as informações.</text:p>
        </text:list-item>
        <text:list-item>
          <text:p text:style-name="P467">O sistema atualiza a senha do administrador com as informações informadas.</text:p>
        </text:list-item>
        <text:list-item>
          <text:p text:style-name="P468">Fim do Sub-fluxo.</text:p>
        </text:list-item>
      </text:list>
      <text:p text:style-name="P469"/>
      <text:p text:style-name="P470">[SB003] Cancelar</text:p>
      <text:list text:style-name="LFO452" text:continue-numbering="true">
        <text:list-item>
          <text:list>
            <text:list-item>
              <text:p text:style-name="P471">Caso o usuário opte por abortar o cadastramento do usuário, ele deve clicar a opção para cancelar esta operação.</text:p>
            </text:list-item>
            <text:list-item>
              <text:p text:style-name="P472">O sistema aborta esta operação e volta fluxo principal, passo 2.</text:p>
            </text:list-item>
          </text:list>
        </text:list-item>
      </text:list>
      <text:p text:style-name="P473"/>
      <text:p text:style-name="Standard"/>
      <text:p text:style-name="P474">Fluxos secundários (alternativos e de exceção)</text:p>
      <text:p text:style-name="Textbody"><text:span text:style-name="T475">[FS001]<text:s/></text:span> &lt;<text:span text:style-name="T476">nome do campo&gt; não  foi preenchido. Por favor, indique um valor.</text:span></text:p>
      <text:list text:style-name="LFO453" text:continue-numbering="true">
        <text:list-item>
          <text:p text:style-name="P477">Caso o usuário não indique um valor para o(s) campo(s) obrigatório, o sistema apresenta esta mensagem de alerta.</text:p>
        </text:list-item>
      </text:list>
      <text:list text:style-name="LFO448" text:continue-numbering="true">
        <text:list-item>
          <text:p text:style-name="P478"><text:span text:style-name="T479">O</text:span><text:span text:style-name="T480"><text:s/></text:span><text:span text:style-name="T481">usuário indica um<text:s/></text:span><text:span text:style-name="T482">valor para o campo em questão.</text:span></text:p>
        </text:list-item>
      </text:list>
      <text:p text:style-name="Textbody"><text:span text:style-name="T483">[FS002] &lt;nome do campo&gt; não  foi preenchido corretamente. Por favor, indique um valor válido.</text:span></text:p>
      <text:list text:style-name="LFO454" text:continue-numbering="true">
        <text:list-item>
          <text:p text:style-name="P484">Caso o usuário indique um valor incorreto e/ou inválido para o(s) campo(s) obrigatório, o sistema apresenta esta mensagem de alerta.</text:p>
        </text:list-item>
        <text:list-item>
          <text:p text:style-name="P485"><text:span text:style-name="T486">O</text:span><text:span text:style-name="T487"><text:s/></text:span><text:span text:style-name="T488">usuário indica um novo valor para o campo em questão.</text:span></text:p>
        </text:list-item>
      </text:list>
      <text:p text:style-name="Standard"/>
      <text:h text:style-name="Título2" text:outline-level="2">UC Solicitar Senha</text:h>
      <text:p text:style-name="P489"/>
      <text:p text:style-name="P490">Descrição:</text:p>
      <text:p text:style-name="Standard"><text:span text:style-name="T491">Atores:<text:s/></text:span><text:span text:style-name="T492">Usuário WEB</text:span></text:p>
      <text:p text:style-name="Standard"><text:span text:style-name="T493">Pré-condições:<text:s/></text:span><text:span text:style-name="T494">Possuir cadastro no sistema.</text:span></text:p>
      <text:p text:style-name="Standard"><text:span text:style-name="T495">Pós-condições:<text:s/></text:span><text:span text:style-name="T496">Envio de senha para o email do usuário Web.</text:span></text:p>
      <text:p text:style-name="P497">Fluxo de eventos principal</text:p>
      <text:list text:style-name="LFO455" text:continue-numbering="true">
        <text:list-item>
          <text:p text:style-name="P498">O usuário aciona<text:s/>a opção “Esqueci minha senha”.</text:p>
        </text:list-item>
        <text:list-item>
          <text:p text:style-name="P499">O sistema apresenta os campos “usuário” e “e-mail”.</text:p>
        </text:list-item>
        <text:list-item>
          <text:p text:style-name="P500">O usuário preenche os dados e aciona a opção “Enviar Senha para o E-mail” . [FS001][FS002] [FS003] [SB001].</text:p>
        </text:list-item>
        <text:list-item>
          <text:p text:style-name="P501">O sistema apresenta a mensagem “Senha enviada com sucesso.”</text:p>
        </text:list-item>
        <text:list-item>
          <text:p text:style-name="P502">Fim<text:s/>do Caso de Uso.</text:p>
        </text:list-item>
      </text:list>
      <text:p text:style-name="P503">[SB002] Enviar Senha para E-mail</text:p>
      <text:list text:style-name="LFO456" text:continue-numbering="true">
        <text:list-item>
          <text:p text:style-name="P504">O sistema envia um e-mail com o lembrete de senha para o e-mail informado pelo usuário.</text:p>
        </text:list-item>
        <text:list-item>
          <text:p text:style-name="P505">Fim do Sub-fluxo.</text:p>
        </text:list-item>
      </text:list>
      <text:p text:style-name="P506">Fluxos secundários (alternativos e de exceção)</text:p>
      <text:p text:style-name="P507">[FS001] Usuário inválido</text:p>
      <text:list text:style-name="LFO457" text:continue-numbering="true">
        <text:list-item>
          <text:p text:style-name="P508">Caso os dados não confiram o<text:s/>sistema exibe a mensagem “Usuário inválido”.</text:p>
        </text:list-item>
        <text:list-item>
          <text:p text:style-name="P509">Fim do Fluxo Secundário.</text:p>
        </text:list-item>
      </text:list>
      <text:p text:style-name="P510">[FS002] Email inválido ou não confere com o e-mail cadastrado para a conta</text:p>
      <text:list text:style-name="LFO457" text:continue-numbering="true">
        <text:list-item>
          <text:p text:style-name="P511">Caso os dados não confiram o sistema exibe a mensagem “Email inválido ou não confere com o e-mail cadastrado para a conta”.</text:p>
        </text:list-item>
        <text:list-item>
          <text:p text:style-name="P512">Fim do Fluxo Secundário.</text:p>
        </text:list-item>
      </text:list>
      <text:p text:style-name="Textbody"> [FS003]  &lt;nome do campo&gt; não  foi preenchido. Por favor, indique um valor.</text:p>
      <text:list text:style-name="LFO454" text:continue-numbering="true">
        <text:list-item>
          <text:p text:style-name="P513">Caso o usuário não indique um valor para o(s) campo(s) obrigatório, o sistema apresenta esta mensagem de alerta.</text:p>
        </text:list-item>
        <text:list-item>
          <text:p text:style-name="P514"><text:span text:style-name="T515">O</text:span><text:span text:style-name="T516"><text:s/></text:span><text:span text:style-name="T517">usuário indica um valor par</text:span><text:span text:style-name="T518">a o campo em questão.</text:span></text:p>
        </text:list-item>
      </text:list>
      <text:p text:style-name="Textbody"/>
      <text:p text:style-name="Textbody"/>
      <text:h text:style-name="Título2" text:outline-level="2">UC Manter Vaga</text:h>
      <text:p text:style-name="HorizontalLine"/>
      <text:p text:style-name="P519">Descrição:</text:p>
      <text:p text:style-name="Textbody"><text:span text:style-name="T520">Atores:<text:s/></text:span>Administrador.</text:p>
      <text:p text:style-name="Textbody"><text:span text:style-name="T521">Pré-condições</text:span>: O administrador deve estar logado no sistema.</text:p>
      <text:p text:style-name="Textbody"><text:span text:style-name="T522">Pós-condições</text:span>: Vaga registrada no sistema.</text:p>
      <text:p text:style-name="P523">Fluxo de eventos principal</text:p>
      <text:p text:style-name="P524">1. O sistema apresenta a página inicial com um resumo do sistema e as seguintes opções para serem escolhidas: vagas, usuários, minha conta, sair.</text:p>
      <text:p text:style-name="P525">2. O administrador aciona a opção “Vagas”.</text:p>
      <text:p text:style-name="Textbody"/>
      <text:p text:style-name="Textbody"/>
      <text:h text:style-name="Título2" text:outline-level="2">UC Visualizar Histórico</text:h>
      <text:p text:style-name="HorizontalLine"/>
      <text:p text:style-name="P526">Descrição:</text:p>
      <text:p text:style-name="Textbody"><text:span text:style-name="T527">Atores:<text:s/></text:span>Administrador.</text:p>
      <text:p text:style-name="Textbody"><text:span text:style-name="T528">Pré-condições</text:span>: O administrador deve estar logado no<text:s/>sistema.</text:p>
      <text:p text:style-name="Textbody"><text:span text:style-name="T529">Pós-condições</text:span>: Arquivo do formato PDF gerado pelo sistema com as informações de histórico.</text:p>
      <text:p text:style-name="P530">Fluxo de eventos principal</text:p>
      <text:p text:style-name="P531">1. O sistema apresenta a página inicial com um resumo do sistema e as seguintes opções para serem escolhidas: vagas, usuários, históricos, minha conta, sair.</text:p>
      <text:p text:style-name="P532">2. O administrador aciona a opção “Históricos”.</text:p>
      <text:soft-page-break/>
      <text:p text:style-name="P533">3. O sistema apresenta duas opções de histórico, “Histórico por Vaga” ou “Histórico por Usuário”. [SB001] [SB002] [SB003].</text:p>
      <text:p text:style-name="P534">4. O usuário aciona a opção desejada.</text:p>
      <text:p text:style-name="P535">5. O fluxo principal é finalizado.</text:p>
      <text:p text:style-name="P536"/>
      <text:p text:style-name="P537">[SB001] Histórico por Vaga</text:p>
      <text:list text:style-name="LFO458" text:continue-numbering="true">
        <text:list-item>
          <text:p text:style-name="P538">O administrador seleciona aciona a opção “Histórico por Vaga”.[FS003]</text:p>
        </text:list-item>
        <text:list-item>
          <text:p text:style-name="P539">O subfluxo é finalizado.</text:p>
        </text:list-item>
      </text:list>
      <text:p text:style-name="Textbody"/>
      <text:p text:style-name="Textbody"><text:span text:style-name="T540">[SB002] Histórico por Usuário</text:span></text:p>
      <text:list text:style-name="LFO459" text:continue-numbering="true">
        <text:list-item>
          <text:p text:style-name="P541">O administrador seleciona aciona a opção “Histórico por usuário”.[FS002]</text:p>
        </text:list-item>
        <text:list-item>
          <text:p text:style-name="P542">O subfluxo é<text:s/>finalizado.</text:p>
        </text:list-item>
      </text:list>
      <text:p text:style-name="P543"/>
      <text:p text:style-name="P544">[SB003] Cancelar</text:p>
      <text:list text:style-name="LFO460" text:continue-numbering="true">
        <text:list-item>
          <text:p text:style-name="P545">Caso o usuário opte por abortar a visualização do histórico, ele deve clicar a opção para cancelar esta operação.</text:p>
        </text:list-item>
        <text:list-item>
          <text:p text:style-name="P546">O sistema aborta esta operação e volta para a página inicial da área administrativa.</text:p>
        </text:list-item>
      </text:list>
      <text:p text:style-name="P547"/>
      <text:p text:style-name="Textbody"><text:span text:style-name="T548">Fluxos secundários</text:span><text:s/><text:span text:style-name="T549">(alternativos e de exceção)</text:span></text:p>
      <text:p text:style-name="Textbody"> <text:span text:style-name="T550">[FS001]<text:s/></text:span> <text:span text:style-name="T551">&lt;nome do campo&gt; não  foi preenchido. Por favor, indique um valor.</text:span></text:p>
      <text:list text:style-name="LFO444" text:continue-numbering="true">
        <text:list-item>
          <text:p text:style-name="P552">Caso o usuário não indique um valor para o(s) campo(s) obrigatório, o sistema apresenta esta mensagem de alerta.</text:p>
        </text:list-item>
        <text:list-item>
          <text:p text:style-name="P553">O<text:span text:style-name="T554"><text:s/></text:span>usuário indica um valor para o campo<text:s/>em questão.</text:p>
        </text:list-item>
      </text:list>
      <text:p text:style-name="P555"/>
      <text:p text:style-name="Standard"><text:span text:style-name="T556">[FS002] Nenhum usuário cadastrado no sistema.</text:span></text:p>
      <text:list text:style-name="LFO445" text:continue-numbering="true">
        <text:list-item>
          <text:p text:style-name="P557">O sistema verifica que não existem obras cadastradas até o momento e apresenta a mensagem: “Nenhum usuário cadastrado no sistema” e aguarda ação do usuário.</text:p>
        </text:list-item>
      </text:list>
      <text:p text:style-name="Textbody"/>
      <text:p text:style-name="Standard"><text:span text:style-name="T558">[FS003]</text:span> <text:span text:style-name="T559">Nenhuma vaga cadastrada no sist</text:span><text:span text:style-name="T560">ema.</text:span></text:p>
      <text:list text:style-name="LFO461" text:continue-numbering="true">
        <text:list-item>
          <text:p text:style-name="P561">O sistema verifica que não existem vagas cadastradas até o momento e apresenta a mensagem: “Nenhuma vaga cadastrada no acervo” e aguarda ação do usuário.</text:p>
        </text:list-item>
      </text:list>
      <text:p text:style-name="Textbody"/>
      <text:h text:style-name="Título2" text:outline-level="2">UC Estacionar</text:h>
      <text:p text:style-name="HorizontalLine"/>
      <text:p text:style-name="P562">Descrição:</text:p>
      <text:p text:style-name="Textbody"><text:span text:style-name="T563">Atores:<text:s/></text:span>Usuário.</text:p>
      <text:p text:style-name="Textbody"><text:span text:style-name="T564">Pré-condições</text:span>: O usuário deve estar logado no sistema.</text:p>
      <text:soft-page-break/>
      <text:p text:style-name="Textbody"><text:span text:style-name="T565">Pós-condições</text:span>: O usuário deve ser associado a uma vaga e deve ser impresso um ticket com o código da vaga correspondente.<text:s/></text:p>
      <text:p text:style-name="P566">Fluxo de eventos principal</text:p>
      <text:p text:style-name="P567">1. O sistema apresenta a página inicial com um resumo do sistema e as seguintes opções para serem escolhidas: vagas, usuários, históricos, minha conta, sair.</text:p>
      <text:p text:style-name="P568">2. O administrador aciona a opção “Históricos”.</text:p>
      <text:p text:style-name="P569">3. O sistema apresenta duas opções de histórico, “Histórico por Vaga” ou “Histórico por Usuário”. [SB001] [SB002] [SB003].</text:p>
      <text:p text:style-name="P570">4. O usuário aciona a opção<text:s/>desejada.</text:p>
      <text:p text:style-name="P571">5. O fluxo principal é finalizado.</text:p>
      <text:p text:style-name="P572"/>
      <text:p text:style-name="P573">[SB001] Histórico por Vaga</text:p>
      <text:list text:style-name="LFO458" text:continue-numbering="true">
        <text:list-item>
          <text:p text:style-name="P574">O administrador seleciona aciona a opção “Histórico por Vaga”.[FS003]</text:p>
        </text:list-item>
        <text:list-item>
          <text:p text:style-name="P575">O subfluxo é finalizado.</text:p>
        </text:list-item>
      </text:list>
      <text:p text:style-name="Textbody"/>
      <text:p text:style-name="Textbody"><text:span text:style-name="T576">[SB002] Histórico por Usuário</text:span></text:p>
      <text:list text:style-name="LFO459" text:continue-numbering="true">
        <text:list-item>
          <text:p text:style-name="P577">O administrador seleciona aciona a opção “Histórico por usuário”.[FS002]</text:p>
        </text:list-item>
        <text:list-item>
          <text:p text:style-name="P578">O subfluxo é finalizado.</text:p>
        </text:list-item>
      </text:list>
      <text:p text:style-name="P579"/>
      <text:p text:style-name="P580">[SB003] Cancelar</text:p>
      <text:list text:style-name="LFO460" text:continue-numbering="true">
        <text:list-item>
          <text:p text:style-name="P581">Caso o usuário opte por abortar a visualização do histórico, ele deve clicar a opção para cancelar esta operação.</text:p>
        </text:list-item>
        <text:list-item>
          <text:p text:style-name="P582">O sistema aborta esta operação e volta para a página inicial da área administrativa.</text:p>
        </text:list-item>
      </text:list>
      <text:p text:style-name="P583"/>
      <text:p text:style-name="Textbody"><text:span text:style-name="T584">Fluxos secundários</text:span><text:s/><text:span text:style-name="T585">(alternativos e de exceção)</text:span></text:p>
      <text:p text:style-name="Textbody"> <text:span text:style-name="T586">[FS001]<text:s/></text:span> <text:span text:style-name="T587">&lt;nome do campo&gt; não  foi preenchido. Por favor, indique um valor.</text:span></text:p>
      <text:list text:style-name="LFO444" text:continue-numbering="true">
        <text:list-item>
          <text:p text:style-name="P588">Caso o usuário não indique um valor para o(s) campo(s) obrigatório, o sistema apresenta esta mensagem de alerta.</text:p>
        </text:list-item>
        <text:list-item>
          <text:p text:style-name="P589">O<text:span text:style-name="T590"><text:s/></text:span>usuário indica<text:s/>um valor para o campo em questão.</text:p>
        </text:list-item>
      </text:list>
      <text:p text:style-name="P591"/>
      <text:p text:style-name="Standard"><text:span text:style-name="T592">[FS002] Nenhum usuário cadastrado no sistema.</text:span></text:p>
      <text:list text:style-name="LFO445" text:continue-numbering="true">
        <text:list-item>
          <text:p text:style-name="P593">O sistema verifica que não existem obras cadastradas até o momento e apresenta a mensagem: “Nenhum usuário cadastrado no sistema” e aguarda ação do usuário.</text:p>
        </text:list-item>
      </text:list>
      <text:p text:style-name="Textbody"/>
      <text:p text:style-name="Standard"><text:span text:style-name="T594">[FS003]</text:span> <text:span text:style-name="T595">Nenhuma<text:s/></text:span><text:span text:style-name="T596">vaga cadastrada no sistema.</text:span></text:p>
      <text:list text:style-name="LFO461" text:continue-numbering="true">
        <text:list-item>
          <text:p text:style-name="P597">O sistema verifica que não existem vagas cadastradas até o momento e apresenta a mensagem: “Nenhuma vaga cadastrada no acervo” e aguarda ação do usuário.</text:p>
        </text:list-item>
      </text:list>
      <text:p text:style-name="P598"/>
      <text:soft-page-break/>
      <text:h text:style-name="Título2" text:outline-level="2">UC Sair do Estacionamento</text:h>
      <text:p text:style-name="HorizontalLine"/>
      <text:p text:style-name="P599">Descrição:</text:p>
      <text:p text:style-name="Textbody"><text:span text:style-name="T600">Atores:<text:s/></text:span>Usuário.</text:p>
      <text:p text:style-name="Textbody"><text:span text:style-name="T601">Pré-condições</text:span>: O usuário deve estar estacionado e com o ticket na mão.</text:p>
      <text:p text:style-name="Textbody"><text:span text:style-name="T602">Pós-condições</text:span>: O usuário deve ser desassociado a vaga que estava estacionado.</text:p>
      <text:p text:style-name="P603"><text:s/>Fluxo de eventos principal</text:p>
      <text:p text:style-name="P604">1. O sistema apresenta a página inicial com um resumo do sistema e as seguintes opções para serem<text:s/>escolhidas: vagas, usuários, históricos, minha conta, sair.</text:p>
      <text:p text:style-name="P605">2. O administrador aciona a opção “Históricos”.</text:p>
      <text:p text:style-name="P606">3. O sistema apresenta duas opções de histórico, “Histórico por Vaga” ou “Histórico por Usuário”. [SB001] [SB002] [SB003].</text:p>
      <text:p text:style-name="P607">4. O usuário aciona a opção desejada.</text:p>
      <text:p text:style-name="P608">5. O fluxo principal é finalizado.</text:p>
      <text:p text:style-name="Textbody"/>
      <text:p text:style-name="Textbody"/>
      <text:h text:style-name="Título2" text:outline-level="2">UC Registrar Histórico</text:h>
      <text:p text:style-name="P609"/>
      <text:p text:style-name="P610">Descrição:</text:p>
      <text:p text:style-name="Standard"><text:span text:style-name="T611">Atores:<text:s/></text:span><text:span text:style-name="T612">Nenhum</text:span></text:p>
      <text:p text:style-name="Standard"><text:span text:style-name="T613">Pré-condições:<text:s/></text:span><text:span text:style-name="T614">Nenhuma</text:span></text:p>
      <text:p text:style-name="Standard"><text:span text:style-name="T615">Pós-condições:<text:s/></text:span><text:span text:style-name="T616">Nenhuma</text:span></text:p>
      <text:p text:style-name="P617">Fluxo de eventos principal</text:p>
      <text:list text:style-name="LFO462" text:continue-numbering="true">
        <text:list-item>
          <text:p text:style-name="P618">Este caso de uso inicia com o envio dos dados pelos casos de uso Estacionar.</text:p>
        </text:list-item>
        <text:list-item>
          <text:p text:style-name="P619">O<text:s/>sistema armazena as seguintes informações: Usuário, Data/hora, Vaga estacionada.</text:p>
        </text:list-item>
        <text:list-item>
          <text:p text:style-name="P620">Fim do Caso de Uso.</text:p>
        </text:list-item>
      </text:list>
      <text:p text:style-name="P621">Fluxos secundários (alternativos e de exceção)</text:p>
      <text:p text:style-name="P622">Não há</text:p>
      <text:h text:style-name="Título2" text:outline-level="2">CDU Visualizar Estacionamento</text:h>
      <text:p text:style-name="P623"/>
      <text:p text:style-name="P624"><text:bookmark-start text:name="_Toc4674777231121"/><text:bookmark-start text:name="_Toc4674739841121"/><text:bookmark-end text:name="_Toc4674777231121"/><text:bookmark-end text:name="_Toc4674739841121"/>Descrição:</text:p>
      <text:p text:style-name="Textbody"><text:span text:style-name="T625">Atores:<text:s/></text:span>Usuário Web</text:p>
      <text:p text:style-name="Textbody"><text:span text:style-name="T626">Pré-condições</text:span>: Usuário web logado no sistema web.</text:p>
      <text:p text:style-name="Textbody"><text:span text:style-name="T627">Pós-condições</text:span>: Envio de e-mail com a notificação de venda para o livreiro</text:p>
      <text:p text:style-name="P628"><text:bookmark-start text:name="_Toc4755090141121"/><text:bookmark-start text:name="_Toc4755074081121"/><text:bookmark-start text:name="_Toc4680860551121"/><text:bookmark-start text:name="_Toc4674952471121"/><text:bookmark-start text:name="_Toc4674948771121"/><text:bookmark-start text:name="_Toc4674777251121"/><text:bookmark-start text:name="_Toc4674739861121"/><text:bookmark-end text:name="_Toc4755090141121"/><text:bookmark-end text:name="_Toc4755074081121"/><text:bookmark-end text:name="_Toc4680860551121"/><text:bookmark-end text:name="_Toc4674952471121"/><text:bookmark-end text:name="_Toc4674948771121"/><text:bookmark-end text:name="_Toc4674777251121"/><text:bookmark-end text:name="_Toc4674739861121"/>Fluxo de eventos principal</text:p>
      <text:list text:style-name="LFO463">
        <text:list-item text:start-value="1">
          <text:p text:style-name="P629">O sistema apresenta a seguintes opções: “Estacionamento”, “Minha conta” e “Sair”.</text:p>
        </text:list-item>
      </text:list>
      <text:list text:style-name="LFO463" text:continue-numbering="true">
        <text:list-item>
          <text:p text:style-name="P630">O usuário escolhe a opção “Estacionamento”. [FS001][FS002]</text:p>
        </text:list-item>
      </text:list>
      <text:soft-page-break/>
      <text:list text:style-name="LFO463" text:continue-numbering="true">
        <text:list-item>
          <text:p text:style-name="P631">O sistema apresenta a página inicial com o campo “Campus” e aciona a opção “Visualizar”.<text:s/></text:p>
        </text:list-item>
      </text:list>
      <text:list text:style-name="LFO463" text:continue-numbering="true">
        <text:list-item>
          <text:p text:style-name="P632">O sistema verifica a opção do campus escolhida pelo usuário web, e apresenta o mapa de quantas vagas estão disponíveis nesse campus.</text:p>
        </text:list-item>
        <text:list-item>
          <text:p text:style-name="P633">O fluxo principal é finalizado.</text:p>
        </text:list-item>
      </text:list>
      <text:p text:style-name="Textbody"/>
      <text:p text:style-name="Textbody"><text:bookmark-start text:name="_Toc4755090151121"/><text:bookmark-start text:name="_Toc4755074091121"/><text:bookmark-start text:name="_Toc4680860561121"/><text:bookmark-start text:name="_Toc4674952481121"/><text:bookmark-start text:name="_Toc4674948781121"/><text:bookmark-start text:name="_Toc4674777261121"/><text:bookmark-start text:name="_Toc4674739871121"/><text:bookmark-end text:name="_Toc4755090151121"/><text:bookmark-end text:name="_Toc4755074091121"/><text:bookmark-end text:name="_Toc4680860561121"/><text:bookmark-end text:name="_Toc4674952481121"/><text:bookmark-end text:name="_Toc4674948781121"/><text:bookmark-end text:name="_Toc4674777261121"/><text:bookmark-end text:name="_Toc4674739871121"/><text:span text:style-name="T634">Fluxos secundários</text:span><text:s/><text:span text:style-name="T635">(alternativos e de exceção)</text:span></text:p>
      <text:p text:style-name="P636">[FS001]<text:s/>Usuário escolhe a opção “Minha conta”</text:p>
      <text:list text:style-name="LFO462" text:continue-numbering="true">
        <text:list-item>
          <text:list>
            <text:list-item>
              <text:p text:style-name="P637">O sistema aciona o caso de uso manter cadastro (CDU 4.5).</text:p>
            </text:list-item>
          </text:list>
        </text:list-item>
      </text:list>
      <text:p text:style-name="P638"/>
      <text:p text:style-name="P639">[FS002] Usuário escolhe a opção “Sair”</text:p>
      <text:list text:style-name="LFO462" text:continue-numbering="true">
        <text:list-item>
          <text:list>
            <text:list-item>
              <text:list>
                <text:list-item>
                  <text:p text:style-name="P640">O usuário terá sua sessão encerrada e o sistema irá retornar para o formulário de login.</text:p>
                </text:list-item>
              </text:list>
            </text:list-item>
          </text:list>
        </text:list-item>
      </text:list>
      <text:h text:style-name="Título1" text:outline-level="1">Referências</text:h>
      <text:p text:style-name="Textbody"><text:bookmark-start text:name="_Ref118175360"/><text:bookmark-end text:name="_Ref118175360"/>[1]    Documento de Requisitos de Software; Smart Parking</text:p>
      <text:p text:style-name="Textbody"/>
      <text:p text:style-name="P6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Nimbus Roman No9 L" svg:font-family="Nimbus Roman No9 L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/>
      </style:paragraph-properties>
      <style:text-properties style:font-name="Verdana"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SC_Comentario_Template" style:display-name="PSC_Comentario_Template" style:family="paragraph" style:parent-style-name="Standard">
      <style:text-properties fo:font-style="italic" style:font-style-asian="italic" fo:hyphenate="false"/>
    </style:style>
    <style:style style:name="PSC_Legenda" style:display-name="PSC_Legenda" style:family="paragraph" style:parent-style-name="Standard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Standard" style:list-style-name="WW8Num67">
      <style:text-properties fo:hyphenate="false"/>
    </style:style>
    <style:style style:name="PSC_Tabela_Cabecalho" style:display-name="PSC_Tabela_Cabecalho" style:family="paragraph" style:parent-style-name="Standard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widows="2" fo:orphans="2" fo:text-align="center" fo:text-indent="-0.3798in"/>
      <style:text-properties style:font-name="Verdana" style:font-name-asian="Arial" style:font-name-complex="Times New Roman" fo:font-weight="bold" style:font-weight-asian="bold" fo:font-size="14pt" style:font-size-asian="14pt" style:font-size-complex="10pt" fo:hyphenate="false"/>
    </style:style>
    <style:style style:name="titulo_capa_projeto" style:display-name="titulo_capa_projeto" style:family="paragraph" style:parent-style-name="Standard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widows="2" fo:orphans="2" fo:text-align="center" fo:text-indent="-0.3798in"/>
      <style:text-properties style:font-name="Verdana" style:font-name-asian="Arial" style:font-name-complex="Times New Roman" fo:font-size="11pt" style:font-size-asian="11pt" style:font-size-complex="10pt" fo:hyphenate="false"/>
    </style:style>
    <style:style style:name="PSC_Requisito" style:display-name="PSC_Requisito" style:family="paragraph" style:parent-style-name="Standard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Standard">
      <style:text-properties style:font-name="Verdana" fo:font-weight="bold" style:font-weight-asian="bold" style:font-weight-complex="bold" fo:font-size="10pt" style:font-size-asian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4z0" style:display-name="WW8Num34z0" style:family="text">
      <style:text-properties fo:font-weight="normal" style:font-weight-asian="normal" fo:font-style="normal" style:font-style-asian="normal"/>
    </style:style>
    <style:style style:name="WW8Num73z0" style:display-name="WW8Num73z0" style:family="text">
      <style:text-properties fo:font-weight="normal" style:font-weight-asian="normal" fo:font-style="normal" style:font-style-asian="normal"/>
    </style:style>
    <style:style style:name="WW8Num85z0" style:display-name="WW8Num85z0" style:family="text">
      <style:text-properties fo:font-weight="normal" style:font-weight-asian="normal" fo:font-style="normal" style:font-style-asian="normal"/>
    </style:style>
    <style:style style:name="WW8Num273z0" style:display-name="WW8Num273z0" style:family="text">
      <style:text-properties style:font-name="Symbol"/>
    </style:style>
    <style:style style:name="WW8Num273z1" style:display-name="WW8Num273z1" style:family="text">
      <style:text-properties style:font-name="Courier New" style:font-name-complex="Courier New"/>
    </style:style>
    <style:style style:name="WW8Num273z2" style:display-name="WW8Num273z2" style:family="text">
      <style:text-properties style:font-name="Wingdings"/>
    </style:style>
    <style:style style:name="WW8Num328z0" style:display-name="WW8Num328z0" style:family="text">
      <style:text-properties style:font-name="Symbol"/>
    </style:style>
    <style:style style:name="WW8Num328z1" style:display-name="WW8Num328z1" style:family="text">
      <style:text-properties style:font-name="Courier New" style:font-name-complex="Courier New"/>
    </style:style>
    <style:style style:name="WW8Num328z2" style:display-name="WW8Num328z2" style:family="text">
      <style:text-properties style:font-name="Wingdings"/>
    </style:style>
    <style:style style:name="WW8Num340z0" style:display-name="WW8Num340z0" style:family="text">
      <style:text-properties style:font-name="Symbol"/>
    </style:style>
    <style:style style:name="WW8Num340z1" style:display-name="WW8Num340z1" style:family="text">
      <style:text-properties style:font-name="Courier New" style:font-name-complex="Courier New"/>
    </style:style>
    <style:style style:name="WW8Num340z2" style:display-name="WW8Num340z2" style:family="text">
      <style:text-properties style:font-name="Wingdings"/>
    </style:style>
    <style:style style:name="WW8Num387z0" style:display-name="WW8Num387z0" style:family="text">
      <style:text-properties style:font-name="Symbol"/>
    </style:style>
    <style:style style:name="WW8Num387z1" style:display-name="WW8Num387z1" style:family="text">
      <style:text-properties style:font-name="Courier New"/>
    </style:style>
    <style:style style:name="WW8Num387z2" style:display-name="WW8Num387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EndnoteSymbol" style:display-name="Endnote Symbol" style:family="text" style:parent-style-name="Fonteparág.padrão">
      <style:text-properties style:text-position="super 66.6%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S" style:display-name="INS" style:family="text"/>
    <style:style style:name="EstiloCentralizado" style:display-name="Estilo Centralizado" style:family="paragraph" style:parent-style-name="Normal">
      <style:paragraph-properties fo:widows="2" fo:orphans="2" fo:text-align="center" style:vertical-align="auto" fo:margin-top="0.0833in" fo:margin-bottom="0.0833in"/>
      <style:text-properties style:font-name-asian="Times New Roman" style:font-name-complex="Times New Roman" style:letter-kerning="false" fo:font-size="11pt" style:font-size-asian="11pt" style:font-size-complex="10pt" fo:hyphenate="true"/>
    </style:style>
    <style:style style:name="PSC-TituloCentral" style:display-name="PSC - Titulo Central" style:family="paragraph" style:parent-style-name="Normal" style:auto-update="true">
      <style:paragraph-properties fo:widows="2" fo:orphans="2" fo:break-before="page" fo:text-align="center" style:vertical-align="auto" fo:margin-top="0.25in" fo:margin-bottom="0.25in"/>
      <style:text-properties style:font-name="Times" style:font-name-asian="Times New Roman" style:font-name-complex="Times New Roman" fo:font-weight="bold" style:font-weight-asian="bold" fo:text-transform="uppercase" style:letter-kerning="false" style:font-size-complex="10pt" fo:hyphenate="true"/>
    </style:style>
    <text:list-style style:name="WW_OutlineListStyle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1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1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3LVL1" style:family="text">
      <style:text-properties fo:font-weight="normal" style:font-weight-asian="normal" fo:font-style="normal" style:font-style-asian="normal"/>
    </style:style>
    <text:list-style style:name="WW8Num34" style:display-name="WW8Num34">
      <text:list-level-style-number text:level="1" text:style-name="WW_CharLFO43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3" style:display-name="WW8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5" style:display-name="WW8Num4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7" style:display-name="WW8Num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8" style:display-name="WW8Num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9" style:display-name="WW8Num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0" style:display-name="WW8Num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1" style:display-name="WW8Num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2" style:display-name="WW8Num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3" style:display-name="WW8Num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4" style:display-name="WW8Num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5" style:display-name="WW8Num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6" style:display-name="WW8Num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7" style:display-name="WW8Num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8" style:display-name="WW8Num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9" style:display-name="WW8Num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0" style:display-name="WW8Num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1" style:display-name="WW8Num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2" style:display-name="WW8Num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3" style:display-name="WW8Num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4" style:display-name="WW8Num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5" style:display-name="WW8Num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6" style:display-name="WW8Num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7" style:display-name="WW8Num67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8" style:display-name="WW8Num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9" style:display-name="WW8Num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0" style:display-name="WW8Num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1" style:display-name="WW8Num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2" style:display-name="WW8Num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2LVL1" style:family="text">
      <style:text-properties fo:font-weight="normal" style:font-weight-asian="normal" fo:font-style="normal" style:font-style-asian="normal"/>
    </style:style>
    <text:list-style style:name="WW8Num73" style:display-name="WW8Num73">
      <text:list-level-style-number text:level="1" text:style-name="WW_CharLFO82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4" style:display-name="WW8Num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5" style:display-name="WW8Num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6" style:display-name="WW8Num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7" style:display-name="WW8Num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8" style:display-name="WW8Num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9" style:display-name="WW8Num79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0" style:display-name="WW8Num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1" style:display-name="WW8Num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2" style:display-name="WW8Num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3" style:display-name="WW8Num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4" style:display-name="WW8Num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4LVL1" style:family="text">
      <style:text-properties fo:font-weight="normal" style:font-weight-asian="normal" fo:font-style="normal" style:font-style-asian="normal"/>
    </style:style>
    <text:list-style style:name="WW8Num85" style:display-name="WW8Num85">
      <text:list-level-style-number text:level="1" text:style-name="WW_CharLFO9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6" style:display-name="WW8Num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7" style:display-name="WW8Num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8" style:display-name="WW8Num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9" style:display-name="WW8Num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0" style:display-name="WW8Num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1" style:display-name="WW8Num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2" style:display-name="WW8Num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3" style:display-name="WW8Num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4" style:display-name="WW8Num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5" style:display-name="WW8Num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6" style:display-name="WW8Num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7" style:display-name="WW8Num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8" style:display-name="WW8Num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9" style:display-name="WW8Num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0" style:display-name="WW8Num1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1" style:display-name="WW8Num1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2" style:display-name="WW8Num1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3" style:display-name="WW8Num1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5" style:display-name="WW8Num1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6" style:display-name="WW8Num1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7" style:display-name="WW8Num1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8" style:display-name="WW8Num1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9" style:display-name="WW8Num1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0" style:display-name="WW8Num1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2" style:display-name="WW8Num1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3" style:display-name="WW8Num1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5" style:display-name="WW8Num1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6" style:display-name="WW8Num1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7" style:display-name="WW8Num1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8" style:display-name="WW8Num1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9" style:display-name="WW8Num1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0" style:display-name="WW8Num1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1" style:display-name="WW8Num1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2" style:display-name="WW8Num1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3" style:display-name="WW8Num1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4" style:display-name="WW8Num1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5" style:display-name="WW8Num1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6" style:display-name="WW8Num1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7" style:display-name="WW8Num1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8" style:display-name="WW8Num1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9" style:display-name="WW8Num1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0" style:display-name="WW8Num1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1" style:display-name="WW8Num1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2" style:display-name="WW8Num1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3" style:display-name="WW8Num1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4" style:display-name="WW8Num1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5" style:display-name="WW8Num1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6" style:display-name="WW8Num1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7" style:display-name="WW8Num1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8" style:display-name="WW8Num1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9" style:display-name="WW8Num1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0" style:display-name="WW8Num1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1" style:display-name="WW8Num1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2" style:display-name="WW8Num1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3" style:display-name="WW8Num1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4" style:display-name="WW8Num1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5" style:display-name="WW8Num1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6" style:display-name="WW8Num1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7" style:display-name="WW8Num1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8" style:display-name="WW8Num1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9" style:display-name="WW8Num1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0" style:display-name="WW8Num1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1" style:display-name="WW8Num1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2" style:display-name="WW8Num1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3" style:display-name="WW8Num1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4" style:display-name="WW8Num1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5" style:display-name="WW8Num1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6" style:display-name="WW8Num15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7" style:display-name="WW8Num1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8" style:display-name="WW8Num1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9" style:display-name="WW8Num1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0" style:display-name="WW8Num1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1" style:display-name="WW8Num1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2" style:display-name="WW8Num1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3" style:display-name="WW8Num1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4" style:display-name="WW8Num1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5" style:display-name="WW8Num1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6" style:display-name="WW8Num1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7" style:display-name="WW8Num1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8" style:display-name="WW8Num1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9" style:display-name="WW8Num1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0" style:display-name="WW8Num1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1" style:display-name="WW8Num1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2" style:display-name="WW8Num1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3" style:display-name="WW8Num1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4" style:display-name="WW8Num1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5" style:display-name="WW8Num1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6" style:display-name="WW8Num1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7" style:display-name="WW8Num1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8" style:display-name="WW8Num1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9" style:display-name="WW8Num1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0" style:display-name="WW8Num1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1" style:display-name="WW8Num1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2" style:display-name="WW8Num18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3" style:display-name="WW8Num1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4" style:display-name="WW8Num1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5" style:display-name="WW8Num1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6" style:display-name="WW8Num1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7" style:display-name="WW8Num1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8" style:display-name="WW8Num1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9" style:display-name="WW8Num1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0" style:display-name="WW8Num1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1" style:display-name="WW8Num1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2" style:display-name="WW8Num1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3" style:display-name="WW8Num1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4" style:display-name="WW8Num1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5" style:display-name="WW8Num1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6" style:display-name="WW8Num1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7" style:display-name="WW8Num1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8" style:display-name="WW8Num1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9" style:display-name="WW8Num1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0" style:display-name="WW8Num2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1" style:display-name="WW8Num2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2" style:display-name="WW8Num2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3" style:display-name="WW8Num2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4" style:display-name="WW8Num2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5" style:display-name="WW8Num2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6" style:display-name="WW8Num2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7" style:display-name="WW8Num2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8" style:display-name="WW8Num2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9" style:display-name="WW8Num2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0" style:display-name="WW8Num2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1" style:display-name="WW8Num2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2" style:display-name="WW8Num2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3" style:display-name="WW8Num2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4" style:display-name="WW8Num2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5" style:display-name="WW8Num2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6" style:display-name="WW8Num2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7" style:display-name="WW8Num2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8" style:display-name="WW8Num2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9" style:display-name="WW8Num2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0" style:display-name="WW8Num2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1" style:display-name="WW8Num2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2" style:display-name="WW8Num2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3" style:display-name="WW8Num2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4" style:display-name="WW8Num2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5" style:display-name="WW8Num2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6" style:display-name="WW8Num2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7" style:display-name="WW8Num2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8" style:display-name="WW8Num2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9" style:display-name="WW8Num2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0" style:display-name="WW8Num2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1" style:display-name="WW8Num2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2" style:display-name="WW8Num2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3" style:display-name="WW8Num2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4" style:display-name="WW8Num2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5" style:display-name="WW8Num2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6" style:display-name="WW8Num2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7" style:display-name="WW8Num2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8" style:display-name="WW8Num2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9" style:display-name="WW8Num2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0" style:display-name="WW8Num2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1" style:display-name="WW8Num2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2" style:display-name="WW8Num2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3" style:display-name="WW8Num2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4" style:display-name="WW8Num2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5" style:display-name="WW8Num2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6" style:display-name="WW8Num2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7" style:display-name="WW8Num2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8" style:display-name="WW8Num2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9" style:display-name="WW8Num2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0" style:display-name="WW8Num2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1" style:display-name="WW8Num25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2" style:display-name="WW8Num2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3" style:display-name="WW8Num2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4" style:display-name="WW8Num2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5" style:display-name="WW8Num2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6" style:display-name="WW8Num2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7" style:display-name="WW8Num2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8" style:display-name="WW8Num2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9" style:display-name="WW8Num2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0" style:display-name="WW8Num2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1" style:display-name="WW8Num2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2" style:display-name="WW8Num2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3" style:display-name="WW8Num2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4" style:display-name="WW8Num2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5" style:display-name="WW8Num2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6" style:display-name="WW8Num2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7" style:display-name="WW8Num2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8" style:display-name="WW8Num2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9" style:display-name="WW8Num2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0" style:display-name="WW8Num2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1" style:display-name="WW8Num2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2" style:display-name="WW8Num2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2LVL1" style:family="text">
      <style:text-properties style:font-name="Symbol"/>
    </style:style>
    <style:style style:name="WW_CharLFO282LVL2" style:family="text">
      <style:text-properties style:font-name="Courier New" style:font-name-complex="Courier New"/>
    </style:style>
    <style:style style:name="WW_CharLFO282LVL3" style:family="text">
      <style:text-properties style:font-name="Wingdings"/>
    </style:style>
    <style:style style:name="WW_CharLFO282LVL4" style:family="text">
      <style:text-properties style:font-name="Symbol"/>
    </style:style>
    <style:style style:name="WW_CharLFO282LVL5" style:family="text">
      <style:text-properties style:font-name="Courier New" style:font-name-complex="Courier New"/>
    </style:style>
    <style:style style:name="WW_CharLFO282LVL6" style:family="text">
      <style:text-properties style:font-name="Wingdings"/>
    </style:style>
    <style:style style:name="WW_CharLFO282LVL7" style:family="text">
      <style:text-properties style:font-name="Symbol"/>
    </style:style>
    <style:style style:name="WW_CharLFO282LVL8" style:family="text">
      <style:text-properties style:font-name="Courier New" style:font-name-complex="Courier New"/>
    </style:style>
    <style:style style:name="WW_CharLFO282LVL9" style:family="text">
      <style:text-properties style:font-name="Wingdings"/>
    </style:style>
    <text:list-style style:name="WW8Num273" style:display-name="WW8Num273">
      <text:list-level-style-bullet text:level="1" text:style-name="WW_CharLFO282LVL1" text:bullet-char="">
        <style:list-level-properties/>
        <style:text-properties style:font-name="Symbol"/>
      </text:list-level-style-bullet>
      <text:list-level-style-bullet text:level="2" text:style-name="WW_CharLFO282LVL2" text:bullet-char="o">
        <style:list-level-properties/>
        <style:text-properties style:font-name="Courier New"/>
      </text:list-level-style-bullet>
      <text:list-level-style-bullet text:level="3" text:style-name="WW_CharLFO282LVL3" text:bullet-char="">
        <style:list-level-properties/>
        <style:text-properties style:font-name="Wingdings"/>
      </text:list-level-style-bullet>
      <text:list-level-style-bullet text:level="4" text:style-name="WW_CharLFO282LVL4" text:bullet-char="">
        <style:list-level-properties/>
        <style:text-properties style:font-name="Symbol"/>
      </text:list-level-style-bullet>
      <text:list-level-style-bullet text:level="5" text:style-name="WW_CharLFO282LVL5" text:bullet-char="o">
        <style:list-level-properties/>
        <style:text-properties style:font-name="Courier New"/>
      </text:list-level-style-bullet>
      <text:list-level-style-bullet text:level="6" text:style-name="WW_CharLFO282LVL6" text:bullet-char="">
        <style:list-level-properties/>
        <style:text-properties style:font-name="Wingdings"/>
      </text:list-level-style-bullet>
      <text:list-level-style-bullet text:level="7" text:style-name="WW_CharLFO282LVL7" text:bullet-char="">
        <style:list-level-properties/>
        <style:text-properties style:font-name="Symbol"/>
      </text:list-level-style-bullet>
      <text:list-level-style-bullet text:level="8" text:style-name="WW_CharLFO282LVL8" text:bullet-char="o">
        <style:list-level-properties/>
        <style:text-properties style:font-name="Courier New"/>
      </text:list-level-style-bullet>
      <text:list-level-style-bullet text:level="9" text:style-name="WW_CharLFO282LVL9" text:bullet-char="">
        <style:list-level-properties/>
        <style:text-properties style:font-name="Wingdings"/>
      </text:list-level-style-bullet>
    </text:list-style>
    <text:list-style style:name="WW8Num274" style:display-name="WW8Num2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5" style:display-name="WW8Num2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6" style:display-name="WW8Num2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7" style:display-name="WW8Num2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8" style:display-name="WW8Num2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9" style:display-name="WW8Num2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0" style:display-name="WW8Num2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1" style:display-name="WW8Num2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2" style:display-name="WW8Num2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3" style:display-name="WW8Num2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4" style:display-name="WW8Num2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5" style:display-name="WW8Num28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6" style:display-name="WW8Num2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7" style:display-name="WW8Num2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8" style:display-name="WW8Num2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9" style:display-name="WW8Num2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0" style:display-name="WW8Num2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1" style:display-name="WW8Num2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2" style:display-name="WW8Num2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3" style:display-name="WW8Num2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4" style:display-name="WW8Num2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5" style:display-name="WW8Num2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6" style:display-name="WW8Num2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7" style:display-name="WW8Num2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8" style:display-name="WW8Num2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9" style:display-name="WW8Num2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0" style:display-name="WW8Num3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1" style:display-name="WW8Num3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2" style:display-name="WW8Num3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3" style:display-name="WW8Num3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4" style:display-name="WW8Num3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5" style:display-name="WW8Num3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6" style:display-name="WW8Num3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7" style:display-name="WW8Num307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8" style:display-name="WW8Num3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9" style:display-name="WW8Num3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0" style:display-name="WW8Num3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1" style:display-name="WW8Num3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2" style:display-name="WW8Num3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3" style:display-name="WW8Num3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4" style:display-name="WW8Num3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5" style:display-name="WW8Num3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6" style:display-name="WW8Num3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7" style:display-name="WW8Num3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8" style:display-name="WW8Num3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9" style:display-name="WW8Num3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0" style:display-name="WW8Num3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1" style:display-name="WW8Num3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2" style:display-name="WW8Num32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3" style:display-name="WW8Num3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4" style:display-name="WW8Num3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5" style:display-name="WW8Num3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6" style:display-name="WW8Num3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7" style:display-name="WW8Num3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7LVL1" style:family="text">
      <style:text-properties style:font-name="Symbol"/>
    </style:style>
    <style:style style:name="WW_CharLFO337LVL2" style:family="text">
      <style:text-properties style:font-name="Courier New" style:font-name-complex="Courier New"/>
    </style:style>
    <style:style style:name="WW_CharLFO337LVL3" style:family="text">
      <style:text-properties style:font-name="Wingdings"/>
    </style:style>
    <style:style style:name="WW_CharLFO337LVL4" style:family="text">
      <style:text-properties style:font-name="Symbol"/>
    </style:style>
    <style:style style:name="WW_CharLFO337LVL5" style:family="text">
      <style:text-properties style:font-name="Courier New" style:font-name-complex="Courier New"/>
    </style:style>
    <style:style style:name="WW_CharLFO337LVL6" style:family="text">
      <style:text-properties style:font-name="Wingdings"/>
    </style:style>
    <style:style style:name="WW_CharLFO337LVL7" style:family="text">
      <style:text-properties style:font-name="Symbol"/>
    </style:style>
    <style:style style:name="WW_CharLFO337LVL8" style:family="text">
      <style:text-properties style:font-name="Courier New" style:font-name-complex="Courier New"/>
    </style:style>
    <style:style style:name="WW_CharLFO337LVL9" style:family="text">
      <style:text-properties style:font-name="Wingdings"/>
    </style:style>
    <text:list-style style:name="WW8Num328" style:display-name="WW8Num328">
      <text:list-level-style-bullet text:level="1" text:style-name="WW_CharLFO337LVL1" text:bullet-char="">
        <style:list-level-properties/>
        <style:text-properties style:font-name="Symbol"/>
      </text:list-level-style-bullet>
      <text:list-level-style-bullet text:level="2" text:style-name="WW_CharLFO337LVL2" text:bullet-char="o">
        <style:list-level-properties/>
        <style:text-properties style:font-name="Courier New"/>
      </text:list-level-style-bullet>
      <text:list-level-style-bullet text:level="3" text:style-name="WW_CharLFO337LVL3" text:bullet-char="">
        <style:list-level-properties/>
        <style:text-properties style:font-name="Wingdings"/>
      </text:list-level-style-bullet>
      <text:list-level-style-bullet text:level="4" text:style-name="WW_CharLFO337LVL4" text:bullet-char="">
        <style:list-level-properties/>
        <style:text-properties style:font-name="Symbol"/>
      </text:list-level-style-bullet>
      <text:list-level-style-bullet text:level="5" text:style-name="WW_CharLFO337LVL5" text:bullet-char="o">
        <style:list-level-properties/>
        <style:text-properties style:font-name="Courier New"/>
      </text:list-level-style-bullet>
      <text:list-level-style-bullet text:level="6" text:style-name="WW_CharLFO337LVL6" text:bullet-char="">
        <style:list-level-properties/>
        <style:text-properties style:font-name="Wingdings"/>
      </text:list-level-style-bullet>
      <text:list-level-style-bullet text:level="7" text:style-name="WW_CharLFO337LVL7" text:bullet-char="">
        <style:list-level-properties/>
        <style:text-properties style:font-name="Symbol"/>
      </text:list-level-style-bullet>
      <text:list-level-style-bullet text:level="8" text:style-name="WW_CharLFO337LVL8" text:bullet-char="o">
        <style:list-level-properties/>
        <style:text-properties style:font-name="Courier New"/>
      </text:list-level-style-bullet>
      <text:list-level-style-bullet text:level="9" text:style-name="WW_CharLFO337LVL9" text:bullet-char="">
        <style:list-level-properties/>
        <style:text-properties style:font-name="Wingdings"/>
      </text:list-level-style-bullet>
    </text:list-style>
    <text:list-style style:name="WW8Num329" style:display-name="WW8Num3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0" style:display-name="WW8Num3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1" style:display-name="WW8Num3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2" style:display-name="WW8Num3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3" style:display-name="WW8Num3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4" style:display-name="WW8Num3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5" style:display-name="WW8Num33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6" style:display-name="WW8Num33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7" style:display-name="WW8Num3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8" style:display-name="WW8Num3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9" style:display-name="WW8Num3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9LVL1" style:family="text">
      <style:text-properties style:font-name="Symbol"/>
    </style:style>
    <style:style style:name="WW_CharLFO349LVL2" style:family="text">
      <style:text-properties style:font-name="Courier New" style:font-name-complex="Courier New"/>
    </style:style>
    <style:style style:name="WW_CharLFO349LVL3" style:family="text">
      <style:text-properties style:font-name="Wingdings"/>
    </style:style>
    <style:style style:name="WW_CharLFO349LVL4" style:family="text">
      <style:text-properties style:font-name="Symbol"/>
    </style:style>
    <style:style style:name="WW_CharLFO349LVL5" style:family="text">
      <style:text-properties style:font-name="Courier New" style:font-name-complex="Courier New"/>
    </style:style>
    <style:style style:name="WW_CharLFO349LVL6" style:family="text">
      <style:text-properties style:font-name="Wingdings"/>
    </style:style>
    <style:style style:name="WW_CharLFO349LVL7" style:family="text">
      <style:text-properties style:font-name="Symbol"/>
    </style:style>
    <style:style style:name="WW_CharLFO349LVL8" style:family="text">
      <style:text-properties style:font-name="Courier New" style:font-name-complex="Courier New"/>
    </style:style>
    <style:style style:name="WW_CharLFO349LVL9" style:family="text">
      <style:text-properties style:font-name="Wingdings"/>
    </style:style>
    <text:list-style style:name="WW8Num340" style:display-name="WW8Num340">
      <text:list-level-style-bullet text:level="1" text:style-name="WW_CharLFO349LVL1" text:bullet-char="">
        <style:list-level-properties/>
        <style:text-properties style:font-name="Symbol"/>
      </text:list-level-style-bullet>
      <text:list-level-style-bullet text:level="2" text:style-name="WW_CharLFO349LVL2" text:bullet-char="o">
        <style:list-level-properties/>
        <style:text-properties style:font-name="Courier New"/>
      </text:list-level-style-bullet>
      <text:list-level-style-bullet text:level="3" text:style-name="WW_CharLFO349LVL3" text:bullet-char="">
        <style:list-level-properties/>
        <style:text-properties style:font-name="Wingdings"/>
      </text:list-level-style-bullet>
      <text:list-level-style-bullet text:level="4" text:style-name="WW_CharLFO349LVL4" text:bullet-char="">
        <style:list-level-properties/>
        <style:text-properties style:font-name="Symbol"/>
      </text:list-level-style-bullet>
      <text:list-level-style-bullet text:level="5" text:style-name="WW_CharLFO349LVL5" text:bullet-char="o">
        <style:list-level-properties/>
        <style:text-properties style:font-name="Courier New"/>
      </text:list-level-style-bullet>
      <text:list-level-style-bullet text:level="6" text:style-name="WW_CharLFO349LVL6" text:bullet-char="">
        <style:list-level-properties/>
        <style:text-properties style:font-name="Wingdings"/>
      </text:list-level-style-bullet>
      <text:list-level-style-bullet text:level="7" text:style-name="WW_CharLFO349LVL7" text:bullet-char="">
        <style:list-level-properties/>
        <style:text-properties style:font-name="Symbol"/>
      </text:list-level-style-bullet>
      <text:list-level-style-bullet text:level="8" text:style-name="WW_CharLFO349LVL8" text:bullet-char="o">
        <style:list-level-properties/>
        <style:text-properties style:font-name="Courier New"/>
      </text:list-level-style-bullet>
      <text:list-level-style-bullet text:level="9" text:style-name="WW_CharLFO349LVL9" text:bullet-char="">
        <style:list-level-properties/>
        <style:text-properties style:font-name="Wingdings"/>
      </text:list-level-style-bullet>
    </text:list-style>
    <text:list-style style:name="WW8Num341" style:display-name="WW8Num34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2" style:display-name="WW8Num3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3" style:display-name="WW8Num3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4" style:display-name="WW8Num344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5" style:display-name="WW8Num3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6" style:display-name="WW8Num3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7" style:display-name="WW8Num3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8" style:display-name="WW8Num3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9" style:display-name="WW8Num3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0" style:display-name="WW8Num3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1" style:display-name="WW8Num3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2" style:display-name="WW8Num3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3" style:display-name="WW8Num3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4" style:display-name="WW8Num3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5" style:display-name="WW8Num3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6" style:display-name="WW8Num3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7" style:display-name="WW8Num3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8" style:display-name="WW8Num3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9" style:display-name="WW8Num3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0" style:display-name="WW8Num3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1" style:display-name="WW8Num3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2" style:display-name="WW8Num3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3" style:display-name="WW8Num3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4" style:display-name="WW8Num3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5" style:display-name="WW8Num3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6" style:display-name="WW8Num3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7" style:display-name="WW8Num3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8" style:display-name="WW8Num3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9" style:display-name="WW8Num3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0" style:display-name="WW8Num3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1" style:display-name="WW8Num3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2" style:display-name="WW8Num3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3" style:display-name="WW8Num3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4" style:display-name="WW8Num3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5" style:display-name="WW8Num3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6" style:display-name="WW8Num3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7" style:display-name="WW8Num3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8" style:display-name="WW8Num3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9" style:display-name="WW8Num3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0" style:display-name="WW8Num3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1" style:display-name="WW8Num3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2" style:display-name="WW8Num3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3" style:display-name="WW8Num3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4" style:display-name="WW8Num3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5" style:display-name="WW8Num3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6" style:display-name="WW8Num3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6LVL1" style:family="text">
      <style:text-properties style:font-name="Symbol"/>
    </style:style>
    <style:style style:name="WW_CharLFO396LVL2" style:family="text">
      <style:text-properties style:font-name="Courier New"/>
    </style:style>
    <style:style style:name="WW_CharLFO396LVL3" style:family="text">
      <style:text-properties style:font-name="Wingdings"/>
    </style:style>
    <style:style style:name="WW_CharLFO396LVL4" style:family="text">
      <style:text-properties style:font-name="Symbol"/>
    </style:style>
    <style:style style:name="WW_CharLFO396LVL5" style:family="text">
      <style:text-properties style:font-name="Courier New"/>
    </style:style>
    <style:style style:name="WW_CharLFO396LVL6" style:family="text">
      <style:text-properties style:font-name="Wingdings"/>
    </style:style>
    <style:style style:name="WW_CharLFO396LVL7" style:family="text">
      <style:text-properties style:font-name="Symbol"/>
    </style:style>
    <style:style style:name="WW_CharLFO396LVL8" style:family="text">
      <style:text-properties style:font-name="Courier New"/>
    </style:style>
    <style:style style:name="WW_CharLFO396LVL9" style:family="text">
      <style:text-properties style:font-name="Wingdings"/>
    </style:style>
    <text:list-style style:name="WW8Num387" style:display-name="WW8Num387">
      <text:list-level-style-bullet text:level="1" text:style-name="WW_CharLFO396LVL1" text:bullet-char="">
        <style:list-level-properties/>
        <style:text-properties style:font-name="Symbol"/>
      </text:list-level-style-bullet>
      <text:list-level-style-bullet text:level="2" text:style-name="WW_CharLFO396LVL2" text:bullet-char="o">
        <style:list-level-properties/>
        <style:text-properties style:font-name="Courier New"/>
      </text:list-level-style-bullet>
      <text:list-level-style-bullet text:level="3" text:style-name="WW_CharLFO396LVL3" text:bullet-char="">
        <style:list-level-properties/>
        <style:text-properties style:font-name="Wingdings"/>
      </text:list-level-style-bullet>
      <text:list-level-style-bullet text:level="4" text:style-name="WW_CharLFO396LVL4" text:bullet-char="">
        <style:list-level-properties/>
        <style:text-properties style:font-name="Symbol"/>
      </text:list-level-style-bullet>
      <text:list-level-style-bullet text:level="5" text:style-name="WW_CharLFO396LVL5" text:bullet-char="o">
        <style:list-level-properties/>
        <style:text-properties style:font-name="Courier New"/>
      </text:list-level-style-bullet>
      <text:list-level-style-bullet text:level="6" text:style-name="WW_CharLFO396LVL6" text:bullet-char="">
        <style:list-level-properties/>
        <style:text-properties style:font-name="Wingdings"/>
      </text:list-level-style-bullet>
      <text:list-level-style-bullet text:level="7" text:style-name="WW_CharLFO396LVL7" text:bullet-char="">
        <style:list-level-properties/>
        <style:text-properties style:font-name="Symbol"/>
      </text:list-level-style-bullet>
      <text:list-level-style-bullet text:level="8" text:style-name="WW_CharLFO396LVL8" text:bullet-char="o">
        <style:list-level-properties/>
        <style:text-properties style:font-name="Courier New"/>
      </text:list-level-style-bullet>
      <text:list-level-style-bullet text:level="9" text:style-name="WW_CharLFO396LVL9" text:bullet-char="">
        <style:list-level-properties/>
        <style:text-properties style:font-name="Wingdings"/>
      </text:list-level-style-bullet>
    </text:list-style>
    <text:list-style style:name="WW8Num388" style:display-name="WW8Num3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9" style:display-name="WW8Num3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0" style:display-name="WW8Num3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1" style:display-name="WW8Num3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2" style:display-name="WW8Num3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3" style:display-name="WW8Num3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4" style:display-name="WW8Num3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5" style:display-name="WW8Num39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6" style:display-name="WW8Num39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7" style:display-name="WW8Num3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8" style:display-name="WW8Num3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9" style:display-name="WW8Num3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0" style:display-name="WW8Num4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1" style:display-name="WW8Num4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2" style:display-name="WW8Num4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3" style:display-name="WW8Num4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4" style:display-name="WW8Num4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5" style:display-name="WW8Num4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6" style:display-name="WW8Num4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7" style:display-name="WW8Num4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8" style:display-name="WW8Num4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9" style:display-name="WW8Num4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0" style:display-name="WW8Num4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1" style:display-name="WW8Num4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2" style:display-name="WW8Num4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3" style:display-name="WW8Num4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4" style:display-name="WW8Num4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5" style:display-name="WW8Num4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6" style:display-name="WW8Num4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7" style:display-name="WW8Num4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458LVL1" style:family="text">
      <style:text-properties style:font-name="Times" style:font-name-asian="Times New Roman" style:font-name-complex="Times New Roman"/>
    </style:style>
    <style:style style:name="WW_CharLFO459LVL1" style:family="text">
      <style:text-properties style:font-name="Times" style:font-name-asian="Times New Roman" style:font-name-complex="Times New Roman"/>
    </style:style>
    <style:style style:name="WW_CharLFO460LVL1" style:family="text">
      <style:text-properties style:font-name="Times" style:font-name-asian="Times New Roman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8">
      <text:list-level-style-number text:level="1" text:style-name="WW_CharLFO458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9">
      <text:list-level-style-number text:level="1" text:style-name="WW_CharLFO459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0">
      <text:list-level-style-number text:level="1" text:style-name="WW_CharLFO46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style:page-layout style:name="PL0">
      <style:page-layout-properties fo:page-width="8.2673in" fo:page-height="11.6923in" style:print-orientation="portrait" fo:margin-top="0.5in" fo:margin-left="1.1888in" fo:margin-bottom="0.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916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166in" style:use-optimal-column-width="false"/>
    </style:style>
    <style:style style:name="Table3" style:family="table">
      <style:table-properties style:width="6.4041in" fo:margin-left="-0.0784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Rodapé" style:family="paragraph">
      <style:paragraph-properties style:snap-to-layout-grid="false"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Verdana" fo:font-size="8pt" style:font-size-asian="8pt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onteparág.padrão" style:family="text">
      <style:text-properties style:font-name="Verdana" fo:font-size="8pt" style:font-size-asian="8pt"/>
    </style:style>
    <style:style style:name="T16" style:parent-style-name="Fonteparág.padrão" style:family="text">
      <style:text-properties style:font-name="Verdana" fo:font-size="8pt" style:font-size-asian="8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T21" style:parent-style-name="Fonteparág.padrão" style:family="text">
      <style:text-properties style:font-name="Verdana" fo:font-size="8pt" style:font-size-asian="8pt"/>
    </style:style>
    <style:style style:name="T22" style:parent-style-name="Númerodepágina" style:family="text">
      <style:text-properties style:font-name="Arial" fo:font-size="8pt" style:font-size-asian="8pt"/>
    </style:style>
    <style:style style:name="P23" style:parent-style-name="Standard" style:family="paragraph">
      <style:text-properties fo:font-size="1pt" style:font-size-asian="1pt"/>
    </style:style>
    <style:page-layout style:name="PL1">
      <style:page-layout-properties fo:page-width="8.2673in" fo:page-height="11.692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57" style:family="table">
      <style:table-properties style:width="6.3958in" fo:margin-left="-0.0486in" table:align="left"/>
    </style:style>
    <style:style style:name="TableRow60" style:family="table-row">
      <style:table-row-properties style:min-row-height="0.4826in" style:use-optimal-row-height="false"/>
    </style:style>
    <style:style style:name="TableCell6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2" style:parent-style-name="Rodapé" style:family="paragraph">
      <style:paragraph-properties style:snap-to-layout-grid="false"/>
    </style:style>
    <style:style style:name="TableCell6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bottom="0in"/>
    </style:style>
    <style:style style:name="P65" style:parent-style-name="Standard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figura11" text:anchor-type="paragraph" svg:x="0.00984in" svg:y="0.10984in" svg:width="0.5in" svg:height="0.32835in" style:rel-width="scale" style:rel-height="scale"><draw:image xlink:href="media/image1.jpg" xlink:type="simple" xlink:show="embed" xlink:actuate="onLoad"/><svg:title/><svg:desc/></draw:frame><draw:frame draw:z-index="251660288" draw:style-name="a1" draw:name="figura12" text:anchor-type="paragraph" svg:x="5.80984in" svg:y="0.09252in" svg:width="0.72362in" svg:height="0.40354in" style:rel-width="scale" style:rel-height="scale"><draw:image xlink:href="media/image2.jpg" xlink:type="simple" xlink:show="embed" xlink:actuate="onLoad"/><svg:title/><svg:desc/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P14"><text:span text:style-name="T15"><text:file-name text:fixed="false" text:display="name-and-extension">Modelo Caso de Uso - SeboVirtual - v1.2.odt</text:file-name></text:span><text:span text:style-name="T16">.doc</text:span></text:p>
            </table:table-cell>
            <table:table-cell table:style-name="TableCell17">
              <text:p text:style-name="P18"><text:span text:style-name="T19">Pág<text:s/></text:span><text:span text:style-name="T20"><text:page-number text:fixed="false">22</text:page-number></text:span><text:span text:style-name="T21">/</text:span><text:span text:style-name="T22"><text:page-count style:num-format="1">22</text:page-count></text:span></text:p>
            </table:table-cell>
          </table:table-row>
        </table:table>
        <text:p text:style-name="P23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</table:table-row>
        </table:table>
        <text:p text:style-name="Standard"/>
      </style:header>
      <style:footer>
        <text:p text:style-name="P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ecificação de Casos de Uso</dc:title>
    <meta:initial-creator>Gerência de Apoio ao Desenvolvimento</meta:initial-creator>
    <dc:creator>Gabriel</dc:creator>
    <meta:creation-date>2014-05-25T19:26:00Z</meta:creation-date>
    <dc:date>2014-06-03T02:33:00Z</dc:date>
    <meta:print-date>2005-11-22T10:16:00Z</meta:print-date>
    <meta:template xlink:href="Normal" xlink:type="simple"/>
    <meta:editing-cycles>94</meta:editing-cycles>
    <meta:editing-duration>PT318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6" meta:paragraph-count="47" meta:word-count="3707" meta:character-count="23681" meta:row-count="166" meta:non-whitespace-character-count="20021"/>
  </office:meta>
</office:document-meta>
</file>